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ans-serif" svg:font-family="sans-serif"/>
    <style:font-face style:name="Arial Unicode MS1" svg:font-family="'Arial Unicode MS'" style:font-family-generic="swiss"/>
    <style:font-face style:name="Liberation Mono2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678cm" style:rel-column-width="28604*"/>
    </style:style>
    <style:style style:name="Table1.B" style:family="table-column">
      <style:table-column-properties style:column-width="9.911cm" style:rel-column-width="36930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4.097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3.791cm"/>
    </style:style>
    <style:style style:name="Table3.B" style:family="table-column">
      <style:table-column-properties style:column-width="13.799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fo:padding="0.049cm" fo:border="none"/>
    </style:style>
    <style:style style:name="P1" style:family="paragraph" style:parent-style-name="Heading_20_2">
      <style:paragraph-properties fo:line-height="100%" fo:text-align="start" style:justify-single-word="false"/>
      <style:text-properties fo:language="es" fo:country="MX"/>
    </style:style>
    <style:style style:name="P2" style:family="paragraph" style:parent-style-name="Heading_20_2">
      <style:paragraph-properties fo:line-height="100%" fo:text-align="start" style:justify-single-word="false"/>
      <style:text-properties fo:language="es" fo:country="MX" officeooo:paragraph-rsid="007439fc"/>
    </style:style>
    <style:style style:name="P3" style:family="paragraph" style:parent-style-name="Heading_20_2">
      <style:paragraph-properties fo:line-height="100%" fo:text-align="start" style:justify-single-word="false"/>
      <style:text-properties style:font-name="Liberation Sans1" fo:font-size="13pt" fo:language="es" fo:country="MX" officeooo:paragraph-rsid="0043b9d0" style:font-size-asian="13pt" style:font-size-complex="13pt"/>
    </style:style>
    <style:style style:name="P4" style:family="paragraph" style:parent-style-name="Heading_20_2">
      <style:paragraph-properties fo:line-height="100%" fo:text-align="start" style:justify-single-word="false"/>
      <style:text-properties fo:color="#808080" loext:opacity="100%" fo:language="es" fo:country="MX"/>
    </style:style>
    <style:style style:name="P5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style:font-name="sans-serif" fo:font-size="11pt" fo:language="es" fo:country="MX" officeooo:paragraph-rsid="00079272" style:font-size-asian="11pt" style:font-size-complex="11pt"/>
    </style:style>
    <style:style style:name="P6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language="es" fo:country="MX" officeooo:paragraph-rsid="0009b0ad"/>
    </style:style>
    <style:style style:name="P7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language="es" fo:country="MX" officeooo:paragraph-rsid="0073ac51"/>
    </style:style>
    <style:style style:name="P8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language="es" fo:country="MX" officeooo:paragraph-rsid="000ac233"/>
    </style:style>
    <style:style style:name="P9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language="es" fo:country="MX" officeooo:paragraph-rsid="00143593"/>
    </style:style>
    <style:style style:name="P10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officeooo:paragraph-rsid="004e2dee"/>
    </style:style>
    <style:style style:name="P11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officeooo:paragraph-rsid="0021570f"/>
    </style:style>
    <style:style style:name="P12" style:family="paragraph" style:parent-style-name="Table_20_Contents">
      <style:paragraph-properties fo:margin-top="0cm" fo:margin-bottom="0.12cm" style:contextual-spacing="false" fo:line-height="100%" fo:text-align="start" style:justify-single-word="false"/>
      <style:text-properties fo:font-size="11pt" officeooo:rsid="000b8526" officeooo:paragraph-rsid="0058baa6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sans-serif" fo:font-size="11pt" fo:language="es" fo:country="MX" officeooo:rsid="0009bb55" officeooo:paragraph-rsid="0009bb55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11pt" fo:language="es" fo:country="MX" style:font-size-asian="11pt" style:font-size-complex="11pt"/>
    </style:style>
    <style:style style:name="P15" style:family="paragraph" style:parent-style-name="Preformatted_20_Text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officeooo:paragraph-rsid="00799539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es" fo:country="MX" officeooo:paragraph-rsid="0045cf45"/>
    </style:style>
    <style:style style:name="P1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language="es" fo:country="MX"/>
    </style:style>
    <style:style style:name="P18" style:family="paragraph" style:parent-style-name="Heading_20_3">
      <style:paragraph-properties fo:margin-left="0cm" fo:margin-right="0cm" fo:margin-top="0.201cm" fo:margin-bottom="0.201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 officeooo:rsid="00637366" officeooo:paragraph-rsid="007978ec"/>
    </style:style>
    <style:style style:name="P19" style:family="paragraph" style:parent-style-name="Preformatted_20_Text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style:font-size-asian="10pt" style:font-size-complex="10pt"/>
    </style:style>
    <style:style style:name="P20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30b7fd" officeooo:paragraph-rsid="006ccc3b" style:font-size-asian="11pt" style:font-size-complex="11pt"/>
    </style:style>
    <style:style style:name="P21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language="es" fo:country="MX" officeooo:paragraph-rsid="00638013"/>
    </style:style>
    <style:style style:name="P22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language="es" fo:country="MX" officeooo:paragraph-rsid="001ab7af"/>
    </style:style>
    <style:style style:name="P23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language="es" fo:country="MX" officeooo:paragraph-rsid="002a98eb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</style:style>
    <style:style style:name="P25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64c132"/>
    </style:style>
    <style:style style:name="P2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75a236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paragraph-rsid="00375679"/>
    </style:style>
    <style:style style:name="P28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901b78"/>
    </style:style>
    <style:style style:name="P29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officeooo:rsid="00381322" officeooo:paragraph-rsid="006f2d1b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37366" officeooo:paragraph-rsid="0081efc4" style:font-size-asian="11pt" style:font-size-complex="11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Courier" fo:font-size="11pt" fo:language="es" fo:country="MX" style:font-size-asian="11pt" style:font-size-complex="11pt"/>
    </style:style>
    <style:style style:name="P33" style:family="paragraph" style:parent-style-name="Contents_20_1">
      <style:paragraph-properties fo:text-align="start" style:justify-single-word="false">
        <style:tab-stops>
          <style:tab-stop style:position="17.5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 fo:text-align="start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35" style:family="paragraph" style:parent-style-name="Contents_20_Heading">
      <style:paragraph-properties fo:text-align="start" style:justify-single-word="false"/>
      <style:text-properties fo:language="es" fo:country="MX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paragraph-rsid="006bfc88" style:font-size-asian="11pt" style:font-size-complex="11pt"/>
    </style:style>
    <style:style style:name="P37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style:font-size-asian="10pt" style:font-size-complex="10pt"/>
    </style:style>
    <style:style style:name="P38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" fo:font-size="10pt" fo:letter-spacing="normal" fo:language="es" fo:country="MX" fo:font-style="normal" fo:font-weight="normal" officeooo:rsid="0040f605" officeooo:paragraph-rsid="0040f605" style:font-size-asian="10pt" style:font-size-complex="10pt"/>
    </style:style>
    <style:style style:name="P39" style:family="paragraph" style:parent-style-name="Preformatted_20_Text">
      <style:paragraph-properties fo:line-height="100%" fo:text-align="start" style:justify-single-word="false" fo:orphans="2" fo:widows="2"/>
      <style:text-properties fo:font-variant="normal" fo:text-transform="none" fo:color="#000000" loext:opacity="100%" style:font-name="Liberation Mono" fo:font-size="10pt" fo:letter-spacing="normal" fo:language="es" fo:country="MX" style:font-size-asian="10pt" style:font-size-complex="10pt"/>
    </style:style>
    <style:style style:name="P40" style:family="paragraph" style:parent-style-name="Preformatted_20_Text">
      <style:paragraph-properties fo:line-height="100%" fo:text-align="start" style:justify-single-word="false"/>
      <style:text-properties fo:language="es" fo:country="MX"/>
    </style:style>
    <style:style style:name="P41" style:family="paragraph" style:parent-style-name="Preformatted_20_Text">
      <style:paragraph-properties fo:line-height="100%" fo:text-align="start" style:justify-single-word="false"/>
      <style:text-properties fo:language="es" fo:country="MX" officeooo:paragraph-rsid="0045cf45"/>
    </style:style>
    <style:style style:name="P42" style:family="paragraph" style:parent-style-name="Preformatted_20_Text">
      <style:paragraph-properties fo:line-height="100%" fo:text-align="start" style:justify-single-word="false" fo:orphans="2" fo:widows="2"/>
      <style:text-properties style:font-name="Liberation Mono" fo:font-size="10pt" fo:language="es" fo:country="MX" style:font-size-asian="10pt" style:font-size-complex="10pt"/>
    </style:style>
    <style:style style:name="P43" style:family="paragraph" style:parent-style-name="Preformatted_20_Text">
      <style:paragraph-properties fo:line-height="100%" fo:text-align="start" style:justify-single-word="false" fo:orphans="2" fo:widows="2"/>
      <style:text-properties style:font-name="Liberation Mono" fo:font-size="10pt" fo:language="es" fo:country="MX" officeooo:paragraph-rsid="0040f605" style:font-size-asian="10pt" style:font-size-complex="10pt"/>
    </style:style>
    <style:style style:name="P44" style:family="paragraph" style:parent-style-name="Preformatted_20_Text">
      <style:paragraph-properties fo:line-height="100%" fo:text-align="start" style:justify-single-word="false"/>
    </style:style>
    <style:style style:name="P45" style:family="paragraph" style:parent-style-name="Preformatted_20_Text">
      <style:paragraph-properties fo:line-height="100%" fo:text-align="start" style:justify-single-word="false"/>
      <style:text-properties officeooo:paragraph-rsid="004d9f1e"/>
    </style:style>
    <style:style style:name="P46" style:family="paragraph" style:parent-style-name="Preformatted_20_Text">
      <style:paragraph-properties fo:line-height="100%" fo:text-align="start" style:justify-single-word="false"/>
      <style:text-properties officeooo:paragraph-rsid="0045cf45"/>
    </style:style>
    <style:style style:name="P47" style:family="paragraph" style:parent-style-name="Preformatted_20_Text">
      <style:paragraph-properties fo:line-height="100%" fo:text-align="start" style:justify-single-word="false"/>
      <style:text-properties officeooo:paragraph-rsid="007fb0ff"/>
    </style:style>
    <style:style style:name="P48" style:family="paragraph" style:parent-style-name="Preformatted_20_Text">
      <style:paragraph-properties fo:line-height="100%" fo:text-align="start" style:justify-single-word="false"/>
      <style:text-properties officeooo:paragraph-rsid="0082ccc6"/>
    </style:style>
    <style:style style:name="P49" style:family="paragraph" style:parent-style-name="Preformatted_20_Text">
      <style:paragraph-properties fo:line-height="100%" fo:text-align="start" style:justify-single-word="false"/>
      <style:text-properties officeooo:paragraph-rsid="008b0700"/>
    </style:style>
    <style:style style:name="P50" style:family="paragraph" style:parent-style-name="Preformatted_20_Text">
      <style:paragraph-properties fo:text-align="start" style:justify-single-word="false"/>
    </style:style>
    <style:style style:name="P51" style:family="paragraph" style:parent-style-name="Preformatted_20_Text">
      <style:paragraph-properties fo:text-align="start" style:justify-single-word="false"/>
      <style:text-properties officeooo:paragraph-rsid="0063cb48"/>
    </style:style>
    <style:style style:name="P52" style:family="paragraph" style:parent-style-name="Preformatted_20_Text">
      <style:paragraph-properties fo:text-align="start" style:justify-single-word="false"/>
      <style:text-properties officeooo:paragraph-rsid="006bfc88"/>
    </style:style>
    <style:style style:name="P53" style:family="paragraph" style:parent-style-name="Preformatted_20_Text">
      <style:paragraph-properties fo:text-align="start" style:justify-single-word="false"/>
      <style:text-properties officeooo:paragraph-rsid="0078d83e"/>
    </style:style>
    <style:style style:name="P54" style:family="paragraph" style:parent-style-name="Preformatted_20_Text">
      <style:paragraph-properties fo:line-height="100%" fo:text-align="start" style:justify-single-word="false"/>
      <style:text-properties fo:font-size="9pt" fo:language="es" fo:country="MX" style:font-size-asian="9pt" style:font-size-complex="9pt"/>
    </style:style>
    <style:style style:name="P55" style:family="paragraph" style:parent-style-name="Preformatted_20_Text">
      <style:paragraph-properties fo:line-height="100%" fo:text-align="start" style:justify-single-word="false" fo:orphans="2" fo:widows="2"/>
      <style:text-properties fo:font-size="9pt" fo:language="es" fo:country="MX" style:font-size-asian="9pt" style:font-size-complex="9pt"/>
    </style:style>
    <style:style style:name="P56" style:family="paragraph" style:parent-style-name="Preformatted_20_Text">
      <style:paragraph-properties fo:margin-top="0cm" fo:margin-bottom="0.499cm" style:contextual-spacing="false" fo:line-height="100%" fo:text-align="start" style:justify-single-word="false" fo:orphans="2" fo:widows="2"/>
      <style:text-properties fo:font-variant="normal" fo:text-transform="none" fo:color="#000000" loext:opacity="100%" style:font-name="Courier" fo:font-size="11pt" fo:letter-spacing="normal" fo:language="es" fo:country="MX" fo:font-style="normal" fo:font-weight="normal" style:font-size-asian="11pt" style:font-size-complex="11pt"/>
    </style:style>
    <style:style style:name="P57" style:family="paragraph" style:parent-style-name="Preformatted_20_Text">
      <style:paragraph-properties fo:margin-top="0cm" fo:margin-bottom="0.499cm" style:contextual-spacing="false" fo:line-height="100%" fo:text-align="center" style:justify-single-word="false" fo:orphans="2" fo:widows="2"/>
    </style:style>
    <style:style style:name="P58" style:family="paragraph" style:parent-style-name="Preformatted_20_small_20_text">
      <style:paragraph-properties fo:line-height="100%" fo:text-align="start" style:justify-single-word="false"/>
      <style:text-properties fo:language="es" fo:country="MX"/>
    </style:style>
    <style:style style:name="P59" style:family="paragraph" style:parent-style-name="Preformatted_20_small_20_text">
      <style:paragraph-properties fo:line-height="100%" fo:text-align="start" style:justify-single-word="false"/>
      <style:text-properties fo:language="es" fo:country="MX" officeooo:paragraph-rsid="0044f57b"/>
    </style:style>
    <style:style style:name="P60" style:family="paragraph" style:parent-style-name="Preformatted_20_small_20_text">
      <style:paragraph-properties fo:line-height="100%" fo:text-align="start" style:justify-single-word="false"/>
      <style:text-properties fo:language="es" fo:country="MX" officeooo:rsid="0044f57b" officeooo:paragraph-rsid="0044f57b"/>
    </style:style>
    <style:style style:name="P61" style:family="paragraph" style:parent-style-name="Preformatted_20_small_20_text">
      <style:paragraph-properties fo:line-height="100%" fo:text-align="start" style:justify-single-word="false"/>
    </style:style>
    <style:style style:name="P62" style:family="paragraph" style:parent-style-name="Preformatted_20_small_20_text">
      <style:paragraph-properties fo:line-height="100%" fo:text-align="start" style:justify-single-word="false"/>
      <style:text-properties officeooo:paragraph-rsid="0044f57b"/>
    </style:style>
    <style:style style:name="P63" style:family="paragraph" style:parent-style-name="Preformatted_20_small_20_text">
      <style:paragraph-properties fo:line-height="100%" fo:text-align="start" style:justify-single-word="false"/>
      <style:text-properties officeooo:paragraph-rsid="0055c6cb"/>
    </style:style>
    <style:style style:name="P64" style:family="paragraph" style:parent-style-name="Preformatted_20_small_20_text">
      <style:paragraph-properties fo:line-height="100%" fo:text-align="start" style:justify-single-word="false"/>
      <style:text-properties officeooo:paragraph-rsid="006072b6"/>
    </style:style>
    <style:style style:name="P65" style:family="paragraph" style:parent-style-name="Preformatted_20_small_20_text">
      <style:paragraph-properties fo:line-height="100%" fo:text-align="start" style:justify-single-word="false"/>
      <style:text-properties officeooo:paragraph-rsid="007fb0ff"/>
    </style:style>
    <style:style style:name="P66" style:family="paragraph" style:parent-style-name="Preformatted_20_small_20_text">
      <style:paragraph-properties fo:line-height="100%" fo:text-align="start" style:justify-single-word="false">
        <style:tab-stops>
          <style:tab-stop style:position="1.831cm"/>
        </style:tab-stops>
      </style:paragraph-properties>
      <style:text-properties officeooo:paragraph-rsid="007fb0ff"/>
    </style:style>
    <style:style style:name="P67" style:family="paragraph" style:parent-style-name="Preformatted_20_small_20_text">
      <style:paragraph-properties fo:line-height="100%" fo:text-align="start" style:justify-single-word="false">
        <style:tab-stops>
          <style:tab-stop style:position="1.831cm"/>
        </style:tab-stops>
      </style:paragraph-properties>
      <style:text-properties officeooo:paragraph-rsid="0084d63f"/>
    </style:style>
    <style:style style:name="P68" style:family="paragraph" style:parent-style-name="Preformatted_20_small_20_text">
      <style:paragraph-properties fo:line-height="100%" fo:text-align="start" style:justify-single-word="false">
        <style:tab-stops>
          <style:tab-stop style:position="1.831cm"/>
        </style:tab-stops>
      </style:paragraph-properties>
      <style:text-properties officeooo:paragraph-rsid="0085b06f"/>
    </style:style>
    <style:style style:name="P69" style:family="paragraph" style:parent-style-name="Text_20_body">
      <style:paragraph-properties fo:line-height="100%" fo:text-align="start" style:justify-single-word="false"/>
      <style:text-properties officeooo:paragraph-rsid="007f22ef"/>
    </style:style>
    <style:style style:name="P70" style:family="paragraph" style:parent-style-name="Text_20_body">
      <style:paragraph-properties fo:line-height="100%" fo:text-align="start" style:justify-single-word="false"/>
      <style:text-properties officeooo:paragraph-rsid="007fb0ff"/>
    </style:style>
    <style:style style:name="P71" style:family="paragraph" style:parent-style-name="Heading_20_1">
      <style:paragraph-properties fo:line-height="100%" fo:text-align="start" style:justify-single-word="false"/>
      <style:text-properties fo:language="es" fo:country="MX"/>
    </style:style>
    <style:style style:name="T1" style:family="text">
      <style:text-properties fo:font-style="normal" fo:font-weight="normal"/>
    </style:style>
    <style:style style:name="T2" style:family="text">
      <style:text-properties style:font-name="sans-serif" fo:font-size="11pt" officeooo:rsid="00143593" style:font-size-asian="11pt" style:font-size-complex="11pt"/>
    </style:style>
    <style:style style:name="T3" style:family="text">
      <style:text-properties style:font-name="sans-serif" fo:font-size="11pt" officeooo:rsid="0022bc92" style:font-size-asian="11pt" style:font-size-complex="11pt"/>
    </style:style>
    <style:style style:name="T4" style:family="text">
      <style:text-properties style:font-name="sans-serif" fo:font-size="11pt" officeooo:rsid="00531b1a" style:font-size-asian="11pt" style:font-size-complex="11pt"/>
    </style:style>
    <style:style style:name="T5" style:family="text">
      <style:text-properties style:font-name="sans-serif" fo:font-size="11pt" officeooo:rsid="00542b56" style:font-size-asian="11pt" style:font-size-complex="11pt"/>
    </style:style>
    <style:style style:name="T6" style:family="text">
      <style:text-properties style:font-name="sans-serif" fo:font-size="11pt" officeooo:rsid="0052accc" style:font-size-asian="11pt" style:font-size-complex="11pt"/>
    </style:style>
    <style:style style:name="T7" style:family="text">
      <style:text-properties style:font-name="sans-serif" fo:font-size="11pt" officeooo:rsid="0055c6cb" style:font-size-asian="11pt" style:font-size-complex="11pt"/>
    </style:style>
    <style:style style:name="T8" style:family="text">
      <style:text-properties style:font-name="sans-serif" fo:font-size="11pt" officeooo:rsid="00577788" style:font-size-asian="11pt" style:font-size-complex="11pt"/>
    </style:style>
    <style:style style:name="T9" style:family="text">
      <style:text-properties style:font-name="sans-serif" fo:font-size="11pt" officeooo:rsid="0071b770" style:font-size-asian="11pt" style:font-size-complex="11pt"/>
    </style:style>
    <style:style style:name="T10" style:family="text">
      <style:text-properties style:font-name="sans-serif" fo:font-size="11pt" officeooo:rsid="0073ac51" style:font-size-asian="11pt" style:font-size-complex="11pt"/>
    </style:style>
    <style:style style:name="T11" style:family="text">
      <style:text-properties style:font-name="sans-serif" fo:font-size="11pt" officeooo:rsid="0075a236" style:font-size-asian="11pt" style:font-size-complex="11pt"/>
    </style:style>
    <style:style style:name="T12" style:family="text">
      <style:text-properties style:font-name="sans-serif" fo:font-size="11pt" officeooo:rsid="0009bb55" style:font-name-asian="sans-serif" style:font-size-asian="11pt" style:font-name-complex="sans-serif" style:font-size-complex="11pt"/>
    </style:style>
    <style:style style:name="T13" style:family="text">
      <style:text-properties style:font-name="sans-serif" fo:font-size="11pt" officeooo:rsid="000ac233" style:font-name-asian="sans-serif" style:font-size-asian="11pt" style:font-name-complex="sans-serif" style:font-size-complex="11pt"/>
    </style:style>
    <style:style style:name="T14" style:family="text">
      <style:text-properties style:font-name="sans-serif" fo:font-size="11pt" officeooo:rsid="001d73bb" style:font-name-asian="sans-serif" style:font-size-asian="11pt" style:font-name-complex="sans-serif" style:font-size-complex="11pt"/>
    </style:style>
    <style:style style:name="T15" style:family="text">
      <style:text-properties style:font-name="sans-serif" fo:font-size="11pt" officeooo:rsid="00079272" style:font-name-asian="sans-serif" style:font-size-asian="11pt" style:font-name-complex="sans-serif" style:font-size-complex="11pt"/>
    </style:style>
    <style:style style:name="T16" style:family="text">
      <style:text-properties style:font-name="sans-serif" fo:font-size="11pt" officeooo:rsid="00089548" style:font-name-asian="sans-serif" style:font-size-asian="11pt" style:font-name-complex="sans-serif" style:font-size-complex="11pt"/>
    </style:style>
    <style:style style:name="T17" style:family="text">
      <style:text-properties style:font-name="sans-serif" fo:font-size="11pt" officeooo:rsid="00090932" style:font-name-asian="sans-serif" style:font-size-asian="11pt" style:font-name-complex="sans-serif" style:font-size-complex="11pt"/>
    </style:style>
    <style:style style:name="T18" style:family="text">
      <style:text-properties style:font-name="sans-serif" fo:font-size="11pt" officeooo:rsid="001ba82e" style:font-name-asian="sans-serif" style:font-size-asian="11pt" style:font-name-complex="sans-serif" style:font-size-complex="11pt"/>
    </style:style>
    <style:style style:name="T19" style:family="text">
      <style:text-properties style:font-name="sans-serif" fo:font-size="11pt" officeooo:rsid="001ec42d" style:font-name-asian="sans-serif" style:font-size-asian="11pt" style:font-name-complex="sans-serif" style:font-size-complex="11pt"/>
    </style:style>
    <style:style style:name="T20" style:family="text">
      <style:text-properties style:font-name="sans-serif" fo:font-size="11pt" officeooo:rsid="001fc74b" style:font-name-asian="sans-serif" style:font-size-asian="11pt" style:font-name-complex="sans-serif" style:font-size-complex="11pt"/>
    </style:style>
    <style:style style:name="T21" style:family="text">
      <style:text-properties style:font-name="sans-serif" fo:font-size="11pt" officeooo:rsid="000b8526" style:font-name-asian="sans-serif" style:font-size-asian="11pt" style:font-name-complex="sans-serif" style:font-size-complex="11pt"/>
    </style:style>
    <style:style style:name="T22" style:family="text">
      <style:text-properties style:font-name="sans-serif" fo:font-size="11pt" officeooo:rsid="0047e91c" style:font-name-asian="sans-serif" style:font-size-asian="11pt" style:font-name-complex="sans-serif" style:font-size-complex="11pt"/>
    </style:style>
    <style:style style:name="T23" style:family="text">
      <style:text-properties style:font-name="sans-serif" fo:font-size="11pt" officeooo:rsid="00491909" style:font-name-asian="sans-serif" style:font-size-asian="11pt" style:font-name-complex="sans-serif" style:font-size-complex="11pt"/>
    </style:style>
    <style:style style:name="T24" style:family="text">
      <style:text-properties style:font-name="sans-serif" fo:font-size="11pt" officeooo:rsid="0009b0ad" style:font-name-asian="sans-serif" style:font-size-asian="11pt" style:font-name-complex="sans-serif" style:font-size-complex="11pt"/>
    </style:style>
    <style:style style:name="T25" style:family="text">
      <style:text-properties style:font-name="sans-serif" fo:font-size="11pt" officeooo:rsid="004e1b62" style:font-name-asian="sans-serif" style:font-size-asian="11pt" style:font-name-complex="sans-serif" style:font-size-complex="11pt"/>
    </style:style>
    <style:style style:name="T26" style:family="text">
      <style:text-properties style:font-name="sans-serif" fo:font-size="11pt" officeooo:rsid="0052accc" style:font-name-asian="sans-serif" style:font-size-asian="11pt" style:font-name-complex="sans-serif" style:font-size-complex="11pt"/>
    </style:style>
    <style:style style:name="T27" style:family="text">
      <style:text-properties style:font-name="sans-serif" fo:font-size="11pt" officeooo:rsid="00531b1a" style:font-name-asian="sans-serif" style:font-size-asian="11pt" style:font-name-complex="sans-serif" style:font-size-complex="11pt"/>
    </style:style>
    <style:style style:name="T28" style:family="text">
      <style:text-properties style:font-name="sans-serif" fo:font-size="11pt" officeooo:rsid="00542b56" style:font-name-asian="sans-serif" style:font-size-asian="11pt" style:font-name-complex="sans-serif" style:font-size-complex="11pt"/>
    </style:style>
    <style:style style:name="T29" style:family="text">
      <style:text-properties style:font-name="sans-serif" fo:font-size="11pt" fo:font-style="italic" officeooo:rsid="000ac233" style:font-name-asian="sans-serif" style:font-size-asian="11pt" style:font-style-asian="italic" style:font-name-complex="sans-serif" style:font-size-complex="11pt" style:font-style-complex="italic"/>
    </style:style>
    <style:style style:name="T30" style:family="text">
      <style:text-properties style:font-name="sans-serif" fo:font-size="11pt" fo:font-style="italic" officeooo:rsid="00491909" style:font-name-asian="sans-serif" style:font-size-asian="11pt" style:font-style-asian="italic" style:font-name-complex="sans-serif" style:font-size-complex="11pt" style:font-style-complex="italic"/>
    </style:style>
    <style:style style:name="T31" style:family="text">
      <style:text-properties style:font-name="sans-serif" fo:font-size="11pt" fo:font-style="italic" officeooo:rsid="001d73bb" style:font-name-asian="sans-serif" style:font-size-asian="11pt" style:font-style-asian="italic" style:font-name-complex="sans-serif" style:font-size-complex="11pt" style:font-style-complex="italic"/>
    </style:style>
    <style:style style:name="T32" style:family="text">
      <style:text-properties style:font-name="sans-serif" fo:font-size="11pt" fo:font-style="italic" officeooo:rsid="0050cc7b" style:font-name-asian="sans-serif" style:font-size-asian="11pt" style:font-style-asian="italic" style:font-name-complex="sans-serif" style:font-size-complex="11pt" style:font-style-complex="italic"/>
    </style:style>
    <style:style style:name="T33" style:family="text">
      <style:text-properties style:font-name="sans-serif" fo:font-size="11pt" fo:font-style="italic" officeooo:rsid="0075a236" style:font-name-asian="sans-serif" style:font-size-asian="11pt" style:font-style-asian="italic" style:font-name-complex="sans-serif" style:font-size-complex="11pt" style:font-style-complex="italic"/>
    </style:style>
    <style:style style:name="T34" style:family="text">
      <style:text-properties style:font-name="sans-serif" fo:font-size="11pt" fo:font-style="italic" officeooo:rsid="0073ac51" style:font-size-asian="11pt" style:font-style-asian="italic" style:font-size-complex="11pt" style:font-style-complex="italic"/>
    </style:style>
    <style:style style:name="T35" style:family="text">
      <style:text-properties style:font-name="sans-serif" fo:font-size="11pt" fo:font-style="italic" officeooo:rsid="0075a236" style:font-size-asian="11pt" style:font-style-asian="italic" style:font-size-complex="11pt" style:font-style-complex="italic"/>
    </style:style>
    <style:style style:name="T36" style:family="text">
      <style:text-properties style:font-name="sans-serif" fo:font-size="11pt" fo:font-style="italic" officeooo:rsid="0055c6cb" style:font-size-asian="11pt" style:font-style-asian="italic" style:font-size-complex="11pt" style:font-style-complex="italic"/>
    </style:style>
    <style:style style:name="T37" style:family="text">
      <style:text-properties style:font-name="sans-serif" fo:font-size="11pt" fo:language="es" fo:country="MX" officeooo:rsid="001ba82e" style:font-size-asian="11pt" style:font-size-complex="11pt"/>
    </style:style>
    <style:style style:name="T38" style:family="text">
      <style:text-properties style:font-name="sans-serif" fo:font-size="11pt" fo:language="es" fo:country="MX" officeooo:rsid="0009b0ad" style:font-size-asian="11pt" style:font-size-complex="11pt"/>
    </style:style>
    <style:style style:name="T39" style:family="text">
      <style:text-properties style:font-name="sans-serif" fo:font-size="11pt" fo:language="es" fo:country="MX" officeooo:rsid="004d9f1e" style:font-size-asian="11pt" style:font-size-complex="11pt"/>
    </style:style>
    <style:style style:name="T40" style:family="text">
      <style:text-properties style:font-name="sans-serif" fo:font-size="11pt" fo:language="es" fo:country="MX" officeooo:rsid="001cf2ca" style:font-size-asian="11pt" style:font-size-complex="11pt"/>
    </style:style>
    <style:style style:name="T41" style:family="text">
      <style:text-properties style:font-name="sans-serif" fo:font-size="11pt" fo:language="es" fo:country="MX" officeooo:rsid="00492e71" style:font-size-asian="11pt" style:font-size-complex="11pt"/>
    </style:style>
    <style:style style:name="T42" style:family="text">
      <style:text-properties style:font-name="sans-serif" fo:font-size="11pt" fo:language="es" fo:country="MX" officeooo:rsid="004e1b62" style:font-size-asian="11pt" style:font-size-complex="11pt"/>
    </style:style>
    <style:style style:name="T43" style:family="text">
      <style:text-properties style:font-name="sans-serif" fo:font-size="11pt" fo:language="es" fo:country="MX" officeooo:rsid="004ad380" style:font-name-asian="Liberation Mono2" style:font-size-asian="11pt" style:font-name-complex="Liberation Mono2" style:font-size-complex="11pt"/>
    </style:style>
    <style:style style:name="T44" style:family="text">
      <style:text-properties style:font-name="sans-serif" fo:font-size="11pt" fo:language="es" fo:country="MX" officeooo:rsid="004d9f1e" style:font-name-asian="Liberation Mono2" style:font-size-asian="11pt" style:font-name-complex="Liberation Mono2" style:font-size-complex="11pt"/>
    </style:style>
    <style:style style:name="T45" style:family="text">
      <style:text-properties style:font-name="sans-serif" fo:font-size="11pt" fo:language="es" fo:country="MX" officeooo:rsid="0009b0ad" style:font-name-asian="Liberation Mono2" style:font-size-asian="11pt" style:font-name-complex="Liberation Mono2" style:font-size-complex="11pt"/>
    </style:style>
    <style:style style:name="T46" style:family="text">
      <style:text-properties style:font-name="sans-serif" fo:font-size="11pt" fo:language="es" fo:country="MX" officeooo:rsid="001cf2ca" style:font-name-asian="Liberation Mono2" style:font-size-asian="11pt" style:font-name-complex="Liberation Mono2" style:font-size-complex="11pt"/>
    </style:style>
    <style:style style:name="T47" style:family="text">
      <style:text-properties style:font-name="sans-serif" fo:font-size="11pt" fo:language="es" fo:country="MX" officeooo:rsid="0050ab52" style:font-name-asian="sans-serif" style:font-size-asian="11pt" style:font-name-complex="sans-serif" style:font-size-complex="11pt"/>
    </style:style>
    <style:style style:name="T48" style:family="text">
      <style:text-properties style:font-name="sans-serif" fo:font-size="11pt" fo:language="es" fo:country="MX" officeooo:rsid="004eabdb" style:font-name-asian="sans-serif" style:font-size-asian="11pt" style:font-name-complex="sans-serif" style:font-size-complex="11pt"/>
    </style:style>
    <style:style style:name="T49" style:family="text">
      <style:text-properties style:font-name="sans-serif" fo:font-size="11pt" fo:language="es" fo:country="MX" officeooo:rsid="0009bb55" style:font-name-asian="sans-serif" style:font-size-asian="11pt" style:font-name-complex="sans-serif" style:font-size-complex="11pt"/>
    </style:style>
    <style:style style:name="T50" style:family="text">
      <style:text-properties style:font-name="sans-serif" fo:font-size="11pt" fo:language="es" fo:country="MX" officeooo:rsid="000ac233" style:font-name-asian="sans-serif" style:font-size-asian="11pt" style:font-name-complex="sans-serif" style:font-size-complex="11pt"/>
    </style:style>
    <style:style style:name="T51" style:family="text">
      <style:text-properties style:font-name="sans-serif" fo:font-size="11pt" fo:language="es" fo:country="MX" officeooo:rsid="00188b16" style:font-name-asian="sans-serif" style:font-size-asian="11pt" style:font-name-complex="sans-serif" style:font-size-complex="11pt"/>
    </style:style>
    <style:style style:name="T52" style:family="text">
      <style:text-properties style:font-name="sans-serif" fo:font-size="11pt" fo:language="es" fo:country="MX" officeooo:rsid="000d003f" style:font-name-asian="sans-serif" style:font-size-asian="11pt" style:font-name-complex="sans-serif" style:font-size-complex="11pt"/>
    </style:style>
    <style:style style:name="T53" style:family="text">
      <style:text-properties style:font-name="sans-serif" fo:font-size="11pt" fo:language="es" fo:country="MX" officeooo:rsid="0010cc27" style:font-name-asian="sans-serif" style:font-size-asian="11pt" style:font-name-complex="sans-serif" style:font-size-complex="11pt"/>
    </style:style>
    <style:style style:name="T54" style:family="text">
      <style:text-properties style:font-name="sans-serif" fo:font-size="11pt" fo:language="es" fo:country="MX" officeooo:rsid="0011b15b" style:font-name-asian="sans-serif" style:font-size-asian="11pt" style:font-name-complex="sans-serif" style:font-size-complex="11pt"/>
    </style:style>
    <style:style style:name="T55" style:family="text">
      <style:text-properties style:font-name="sans-serif" fo:font-size="11pt" fo:language="es" fo:country="MX" officeooo:rsid="0012784c" style:font-name-asian="sans-serif" style:font-size-asian="11pt" style:font-name-complex="sans-serif" style:font-size-complex="11pt"/>
    </style:style>
    <style:style style:name="T56" style:family="text">
      <style:text-properties style:font-name="sans-serif" fo:font-size="11pt" fo:language="es" fo:country="MX" officeooo:rsid="005c2d21" style:font-name-asian="sans-serif" style:font-size-asian="11pt" style:font-name-complex="sans-serif" style:font-size-complex="11pt"/>
    </style:style>
    <style:style style:name="T57" style:family="text">
      <style:text-properties style:font-name="sans-serif" fo:font-size="11pt" fo:language="es" fo:country="MX" officeooo:rsid="005f352a" style:font-name-asian="sans-serif" style:font-size-asian="11pt" style:font-name-complex="sans-serif" style:font-size-complex="11pt"/>
    </style:style>
    <style:style style:name="T58" style:family="text">
      <style:text-properties style:font-name="sans-serif" fo:font-size="11pt" fo:language="es" fo:country="MX" officeooo:rsid="000ee00b" style:font-name-asian="sans-serif" style:font-size-asian="11pt" style:font-name-complex="sans-serif" style:font-size-complex="11pt"/>
    </style:style>
    <style:style style:name="T59" style:family="text">
      <style:text-properties style:font-name="sans-serif" fo:font-size="11pt" fo:language="es" fo:country="MX" officeooo:rsid="00143593" style:font-name-asian="sans-serif" style:font-size-asian="11pt" style:font-name-complex="sans-serif" style:font-size-complex="11pt"/>
    </style:style>
    <style:style style:name="T60" style:family="text">
      <style:text-properties style:font-name="sans-serif" fo:font-size="11pt" fo:language="es" fo:country="MX" officeooo:rsid="00107d94" style:font-name-asian="sans-serif" style:font-size-asian="11pt" style:font-name-complex="sans-serif" style:font-size-complex="11pt"/>
    </style:style>
    <style:style style:name="T61" style:family="text">
      <style:text-properties style:font-name="sans-serif" fo:font-size="11pt" fo:language="es" fo:country="MX" officeooo:rsid="0021570f" style:font-name-asian="sans-serif" style:font-size-asian="11pt" style:font-name-complex="sans-serif" style:font-size-complex="11pt"/>
    </style:style>
    <style:style style:name="T62" style:family="text">
      <style:text-properties style:font-name="sans-serif" fo:language="es" fo:country="MX" style:font-name-asian="sans-serif" style:font-name-complex="sans-serif"/>
    </style:style>
    <style:style style:name="T63" style:family="text">
      <style:text-properties style:font-name="sans-serif" fo:language="es" fo:country="MX" officeooo:rsid="001fc74b" style:font-name-asian="sans-serif" style:font-name-complex="sans-serif"/>
    </style:style>
    <style:style style:name="T64" style:family="text">
      <style:text-properties style:font-name="sans-serif" fo:language="es" fo:country="MX" officeooo:rsid="00577788" style:font-name-asian="sans-serif" style:font-name-complex="sans-serif"/>
    </style:style>
    <style:style style:name="T65" style:family="text">
      <style:text-properties style:font-name="sans-serif" fo:language="es" fo:country="MX" officeooo:rsid="0055c6cb" style:font-name-asian="sans-serif" style:font-name-complex="sans-serif"/>
    </style:style>
    <style:style style:name="T66" style:family="text">
      <style:text-properties style:font-name="sans-serif" fo:language="es" fo:country="MX" officeooo:rsid="00194716" style:font-name-asian="sans-serif" style:font-name-complex="sans-serif"/>
    </style:style>
    <style:style style:name="T67" style:family="text">
      <style:text-properties style:font-name="sans-serif" fo:language="es" fo:country="MX" officeooo:rsid="000ccf59" style:font-name-asian="sans-serif" style:font-name-complex="sans-serif"/>
    </style:style>
    <style:style style:name="T68" style:family="text">
      <style:text-properties style:font-name="sans-serif" fo:language="es" fo:country="MX" fo:font-style="italic" style:font-name-asian="sans-serif" style:font-style-asian="italic" style:font-name-complex="sans-serif" style:font-style-complex="italic"/>
    </style:style>
    <style:style style:name="T69" style:family="text">
      <style:text-properties style:font-name="sans-serif" fo:language="es" fo:country="MX" fo:font-style="italic" officeooo:rsid="0075a236" style:font-name-asian="sans-serif" style:font-style-asian="italic" style:font-name-complex="sans-serif" style:font-style-complex="italic"/>
    </style:style>
    <style:style style:name="T70" style:family="text">
      <style:text-properties style:font-name="sans-serif" fo:language="es" fo:country="MX" fo:font-style="italic" officeooo:rsid="0052accc" style:font-name-asian="sans-serif" style:font-style-asian="italic" style:font-name-complex="sans-serif" style:font-style-complex="italic"/>
    </style:style>
    <style:style style:name="T71" style:family="text">
      <style:text-properties style:font-name="sans-serif" fo:font-size="10pt" officeooo:rsid="00b88c19" style:font-size-asian="10pt" style:font-size-complex="10pt"/>
    </style:style>
    <style:style style:name="T72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7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556e6" style:font-size-asian="11pt" style:font-size-complex="11pt"/>
    </style:style>
    <style:style style:name="T7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a7687" style:font-size-asian="11pt" style:font-size-complex="11pt"/>
    </style:style>
    <style:style style:name="T7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b54ab" style:font-size-asian="11pt" style:font-size-complex="11pt"/>
    </style:style>
    <style:style style:name="T7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bd738" style:font-size-asian="11pt" style:font-size-complex="11pt"/>
    </style:style>
    <style:style style:name="T7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81322" style:font-size-asian="11pt" style:font-size-complex="11pt"/>
    </style:style>
    <style:style style:name="T7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77c52" style:font-size-asian="11pt" style:font-size-complex="11pt"/>
    </style:style>
    <style:style style:name="T7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79272" style:font-size-asian="11pt" style:font-size-complex="11pt"/>
    </style:style>
    <style:style style:name="T8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6f7e1" style:font-size-asian="11pt" style:font-size-complex="11pt"/>
    </style:style>
    <style:style style:name="T8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bb73c" style:font-size-asian="11pt" style:font-size-complex="11pt"/>
    </style:style>
    <style:style style:name="T8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3f4a33" style:font-size-asian="11pt" style:font-size-complex="11pt"/>
    </style:style>
    <style:style style:name="T8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0f605" style:font-size-asian="11pt" style:font-size-complex="11pt"/>
    </style:style>
    <style:style style:name="T8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5cf45" style:font-size-asian="11pt" style:font-size-complex="11pt"/>
    </style:style>
    <style:style style:name="T8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4cbc5c" style:font-size-asian="11pt" style:font-size-complex="11pt"/>
    </style:style>
    <style:style style:name="T8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8013" style:font-size-asian="11pt" style:font-size-complex="11pt"/>
    </style:style>
    <style:style style:name="T8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1ab7af" style:font-size-asian="11pt" style:font-size-complex="11pt"/>
    </style:style>
    <style:style style:name="T8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45284" style:font-size-asian="11pt" style:font-size-complex="11pt"/>
    </style:style>
    <style:style style:name="T8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8d4b5" style:font-size-asian="11pt" style:font-size-complex="11pt"/>
    </style:style>
    <style:style style:name="T9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915ba" style:font-size-asian="11pt" style:font-size-complex="11pt"/>
    </style:style>
    <style:style style:name="T9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2a98eb" style:font-size-asian="11pt" style:font-size-complex="11pt"/>
    </style:style>
    <style:style style:name="T9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a1838" style:font-size-asian="11pt" style:font-size-complex="11pt"/>
    </style:style>
    <style:style style:name="T9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bfc88" style:font-size-asian="11pt" style:font-size-complex="11pt"/>
    </style:style>
    <style:style style:name="T9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10774" style:font-size-asian="11pt" style:font-size-complex="11pt"/>
    </style:style>
    <style:style style:name="T9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75a236" style:font-size-asian="11pt" style:font-size-complex="11pt"/>
    </style:style>
    <style:style style:name="T9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5c7da" style:font-size-asian="11pt" style:font-size-complex="11pt"/>
    </style:style>
    <style:style style:name="T9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637366" style:font-size-asian="11pt" style:font-size-complex="11pt"/>
    </style:style>
    <style:style style:name="T9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a333b" style:font-size-asian="11pt" style:font-size-complex="11pt"/>
    </style:style>
    <style:style style:name="T9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6d115" style:font-size-asian="11pt" style:font-size-complex="11pt"/>
    </style:style>
    <style:style style:name="T100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cca72c" style:font-size-asian="11pt" style:font-size-complex="11pt"/>
    </style:style>
    <style:style style:name="T101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88c19" style:font-size-asian="11pt" style:font-size-complex="11pt"/>
    </style:style>
    <style:style style:name="T102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70a55" style:font-size-asian="11pt" style:font-size-complex="11pt"/>
    </style:style>
    <style:style style:name="T103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d869f3" style:font-size-asian="11pt" style:font-size-complex="11pt"/>
    </style:style>
    <style:style style:name="T104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9bc7c" style:font-size-asian="11pt" style:font-size-complex="11pt"/>
    </style:style>
    <style:style style:name="T10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82ccc6" style:font-size-asian="11pt" style:font-size-complex="11pt"/>
    </style:style>
    <style:style style:name="T106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01b78" style:font-size-asian="11pt" style:font-size-complex="11pt"/>
    </style:style>
    <style:style style:name="T107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945a9a" style:font-size-asian="11pt" style:font-size-complex="11pt"/>
    </style:style>
    <style:style style:name="T108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5c7da" style:font-size-asian="11pt" style:font-style-asian="normal" style:font-size-complex="11pt" style:font-style-complex="normal"/>
    </style:style>
    <style:style style:name="T109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b6d115" style:font-size-asian="11pt" style:font-style-asian="normal" style:font-size-complex="11pt" style:font-style-complex="normal"/>
    </style:style>
    <style:style style:name="T110" style:family="text">
      <style:text-properties fo:font-variant="normal" fo:text-transform="none" fo:color="#000000" loext:opacity="100%" style:font-name="sans-serif" fo:font-size="11pt" fo:letter-spacing="normal" fo:font-style="italic" fo:font-weight="normal" style:font-size-asian="11pt" style:font-size-complex="11pt"/>
    </style:style>
    <style:style style:name="T111" style:family="text">
      <style:text-properties fo:font-variant="normal" fo:text-transform="none" fo:color="#000000" loext:opacity="100%" style:font-name="sans-serif" fo:font-size="11pt" fo:letter-spacing="normal" fo:font-style="italic" fo:font-weight="normal" officeooo:rsid="00b5c7da" style:font-size-asian="11pt" style:font-style-asian="italic" style:font-size-complex="11pt" style:font-style-complex="italic"/>
    </style:style>
    <style:style style:name="T11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style:font-size-asian="11pt" style:font-size-complex="11pt"/>
    </style:style>
    <style:style style:name="T11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556e6" style:font-size-asian="11pt" style:font-size-complex="11pt"/>
    </style:style>
    <style:style style:name="T11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a7687" style:font-size-asian="11pt" style:font-size-complex="11pt"/>
    </style:style>
    <style:style style:name="T11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1ab7af" style:font-size-asian="11pt" style:font-size-complex="11pt"/>
    </style:style>
    <style:style style:name="T11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720e0" style:font-size-asian="11pt" style:font-size-complex="11pt"/>
    </style:style>
    <style:style style:name="T11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7dfdc" style:font-size-asian="11pt" style:font-size-complex="11pt"/>
    </style:style>
    <style:style style:name="T11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4c132" style:font-size-asian="11pt" style:font-size-complex="11pt"/>
    </style:style>
    <style:style style:name="T11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7299e" style:font-size-asian="11pt" style:font-size-complex="11pt"/>
    </style:style>
    <style:style style:name="T12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67580" style:font-size-asian="11pt" style:font-size-complex="11pt"/>
    </style:style>
    <style:style style:name="T12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ccc3b" style:font-size-asian="11pt" style:font-size-complex="11pt"/>
    </style:style>
    <style:style style:name="T12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9bb6a" style:font-size-asian="11pt" style:font-size-complex="11pt"/>
    </style:style>
    <style:style style:name="T12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f2d1b" style:font-size-asian="11pt" style:font-size-complex="11pt"/>
    </style:style>
    <style:style style:name="T12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b07f5" style:font-size-asian="11pt" style:font-size-complex="11pt"/>
    </style:style>
    <style:style style:name="T12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c587c" style:font-size-asian="11pt" style:font-size-complex="11pt"/>
    </style:style>
    <style:style style:name="T12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40f605" style:font-size-asian="11pt" style:font-size-complex="11pt"/>
    </style:style>
    <style:style style:name="T127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f4a33" style:font-size-asian="11pt" style:font-size-complex="11pt"/>
    </style:style>
    <style:style style:name="T128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bd738" style:font-size-asian="11pt" style:font-size-complex="11pt"/>
    </style:style>
    <style:style style:name="T129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d300f" style:font-size-asian="11pt" style:font-size-complex="11pt"/>
    </style:style>
    <style:style style:name="T130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d2e67" style:font-size-asian="11pt" style:font-size-complex="11pt"/>
    </style:style>
    <style:style style:name="T131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bfc88" style:font-size-asian="11pt" style:font-size-complex="11pt"/>
    </style:style>
    <style:style style:name="T132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2eec5e" style:font-size-asian="11pt" style:font-size-complex="11pt"/>
    </style:style>
    <style:style style:name="T133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56070" style:font-size-asian="11pt" style:font-size-complex="11pt"/>
    </style:style>
    <style:style style:name="T134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75a236" style:font-size-asian="11pt" style:font-size-complex="11pt"/>
    </style:style>
    <style:style style:name="T135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375679" style:font-size-asian="11pt" style:font-size-complex="11pt"/>
    </style:style>
    <style:style style:name="T136" style:family="text">
      <style:text-properties fo:font-variant="normal" fo:text-transform="none" fo:color="#000000" loext:opacity="100%" style:font-name="sans-serif" fo:font-size="11pt" fo:letter-spacing="normal" fo:language="es" fo:country="MX" fo:font-style="normal" fo:font-weight="normal" officeooo:rsid="006ccc3b" style:font-name-asian="Liberation Mono2" style:font-size-asian="11pt" style:font-name-complex="Liberation Mono2" style:font-size-complex="11pt"/>
    </style:style>
    <style:style style:name="T137" style:family="text">
      <style:text-properties fo:font-variant="normal" fo:text-transform="none" fo:color="#000000" loext:opacity="100%" style:font-name="sans-serif" fo:font-size="11pt" fo:letter-spacing="normal" fo:language="es" fo:country="MX" fo:font-style="normal" style:text-underline-style="solid" style:text-underline-width="auto" style:text-underline-color="font-color" fo:font-weight="normal" officeooo:rsid="001ab7af" style:font-size-asian="11pt" style:font-size-complex="11pt"/>
    </style:style>
    <style:style style:name="T138" style:family="text">
      <style:text-properties fo:font-variant="normal" fo:text-transform="none" fo:color="#000000" loext:opacity="100%" style:font-name="sans-serif" fo:font-size="11pt" fo:letter-spacing="normal" fo:language="es" fo:country="MX" fo:font-style="italic" fo:font-weight="normal" officeooo:rsid="002eec5e" style:font-size-asian="11pt" style:font-style-asian="italic" style:font-size-complex="11pt" style:font-style-complex="italic"/>
    </style:style>
    <style:style style:name="T139" style:family="text">
      <style:text-properties fo:font-variant="normal" fo:text-transform="none" fo:color="#000000" loext:opacity="100%" style:font-name="sans-serif" fo:font-size="11pt" fo:letter-spacing="normal" fo:language="es" fo:country="MX" fo:font-style="italic" fo:font-weight="normal" officeooo:rsid="006ccc3b" style:font-size-asian="11pt" style:font-style-asian="italic" style:font-size-complex="11pt" style:font-style-complex="italic"/>
    </style:style>
    <style:style style:name="T140" style:family="text">
      <style:text-properties fo:font-variant="normal" fo:text-transform="none" fo:color="#000000" loext:opacity="100%" style:font-name="Liberation Mono2" fo:letter-spacing="normal" fo:font-style="normal" fo:font-weight="normal" officeooo:rsid="00079272" style:font-name-asian="Liberation Mono2" style:font-name-complex="Liberation Mono2"/>
    </style:style>
    <style:style style:name="T141" style:family="text">
      <style:text-properties fo:font-variant="normal" fo:text-transform="none" fo:color="#000000" loext:opacity="100%" fo:letter-spacing="normal" fo:font-style="normal" fo:font-weight="normal"/>
    </style:style>
    <style:style style:name="T142" style:family="text">
      <style:text-properties fo:font-variant="normal" fo:text-transform="none" fo:color="#000000" loext:opacity="100%" fo:letter-spacing="normal" fo:font-style="normal" fo:font-weight="normal" officeooo:rsid="0040f605" style:font-name-asian="Liberation Mono2" style:font-name-complex="Liberation Mono2"/>
    </style:style>
    <style:style style:name="T143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1ab7af" style:font-size-asian="11pt" style:font-size-complex="11pt"/>
    </style:style>
    <style:style style:name="T144" style:family="text">
      <style:text-properties fo:font-variant="normal" fo:text-transform="none" fo:color="#000000" loext:opacity="100%" style:font-name="Liberation Sans1" fo:font-size="11pt" fo:letter-spacing="normal" fo:font-style="normal" fo:font-weight="normal" officeooo:rsid="002b54ab" style:font-size-asian="11pt" style:font-size-complex="11pt"/>
    </style:style>
    <style:style style:name="T145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style:font-size-asian="11pt" style:font-size-complex="11pt"/>
    </style:style>
    <style:style style:name="T146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a7687" style:font-size-asian="11pt" style:font-size-complex="11pt"/>
    </style:style>
    <style:style style:name="T147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2556e6" style:font-size-asian="11pt" style:font-size-complex="11pt"/>
    </style:style>
    <style:style style:name="T148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38013" style:font-size-asian="11pt" style:font-size-complex="11pt"/>
    </style:style>
    <style:style style:name="T149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63cb48" style:font-size-asian="11pt" style:font-size-complex="11pt"/>
    </style:style>
    <style:style style:name="T150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1ab7af" style:font-size-asian="11pt" style:font-size-complex="11pt"/>
    </style:style>
    <style:style style:name="T151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7af0c1" style:font-size-asian="11pt" style:font-size-complex="11pt"/>
    </style:style>
    <style:style style:name="T152" style:family="text">
      <style:text-properties fo:font-variant="normal" fo:text-transform="none" fo:color="#000000" loext:opacity="100%" style:font-name="Liberation Sans1" fo:font-size="11pt" fo:letter-spacing="normal" fo:language="es" fo:country="MX" fo:font-style="normal" fo:font-weight="normal" officeooo:rsid="0040f605" style:font-name-asian="Liberation Mono2" style:font-size-asian="11pt" style:font-name-complex="Liberation Mono2" style:font-size-complex="11pt"/>
    </style:style>
    <style:style style:name="T153" style:family="text">
      <style:text-properties fo:font-variant="normal" fo:text-transform="none" fo:color="#000000" loext:opacity="100%" style:font-name="Liberation Sans1" fo:font-size="11pt" fo:letter-spacing="normal" fo:language="es" fo:country="MX" fo:font-weight="normal" style:font-size-asian="11pt" style:font-size-complex="11pt"/>
    </style:style>
    <style:style style:name="T154" style:family="text">
      <style:text-properties fo:font-variant="normal" fo:text-transform="none" fo:color="#000000" loext:opacity="100%" style:font-name="Liberation Sans1" fo:font-size="20pt" fo:letter-spacing="normal" fo:font-style="normal" fo:font-weight="normal" officeooo:rsid="00937d20" style:font-name-asian="PingFang SC" style:font-size-asian="20pt" style:font-weight-asian="bold" style:font-name-complex="Arial Unicode MS" style:font-size-complex="20pt" style:font-weight-complex="bold"/>
    </style:style>
    <style:style style:name="T155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a7687" style:font-size-asian="11pt" style:font-size-complex="11pt"/>
    </style:style>
    <style:style style:name="T156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381322" style:font-size-asian="11pt" style:font-size-complex="11pt"/>
    </style:style>
    <style:style style:name="T157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38013" style:font-size-asian="11pt" style:font-size-complex="11pt"/>
    </style:style>
    <style:style style:name="T158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1ab7af" style:font-size-asian="11pt" style:font-size-complex="11pt"/>
    </style:style>
    <style:style style:name="T159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645284" style:font-size-asian="11pt" style:font-size-complex="11pt"/>
    </style:style>
    <style:style style:name="T160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b54ab" style:font-size-asian="11pt" style:font-size-complex="11pt"/>
    </style:style>
    <style:style style:name="T161" style:family="text">
      <style:text-properties fo:font-variant="normal" fo:text-transform="none" fo:color="#000000" loext:opacity="100%" style:font-name="Liberation Mono" fo:font-size="11pt" fo:letter-spacing="normal" fo:font-style="normal" fo:font-weight="normal" officeooo:rsid="002bd738" style:font-size-asian="11pt" style:font-size-complex="11pt"/>
    </style:style>
    <style:style style:name="T16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16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38013" style:font-size-asian="11pt" style:font-size-complex="11pt"/>
    </style:style>
    <style:style style:name="T164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1a7687" style:font-size-asian="11pt" style:font-size-complex="11pt"/>
    </style:style>
    <style:style style:name="T16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3cb48" style:font-size-asian="11pt" style:font-size-complex="11pt"/>
    </style:style>
    <style:style style:name="T166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67580" style:font-size-asian="11pt" style:font-size-complex="11pt"/>
    </style:style>
    <style:style style:name="T167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720e0" style:font-size-asian="11pt" style:font-size-complex="11pt"/>
    </style:style>
    <style:style style:name="T168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9bb6a" style:font-size-asian="11pt" style:font-size-complex="11pt"/>
    </style:style>
    <style:style style:name="T169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b07f5" style:font-size-asian="11pt" style:font-size-complex="11pt"/>
    </style:style>
    <style:style style:name="T170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d300f" style:font-size-asian="11pt" style:font-size-complex="11pt"/>
    </style:style>
    <style:style style:name="T171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2eec5e" style:font-size-asian="11pt" style:font-size-complex="11pt"/>
    </style:style>
    <style:style style:name="T172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6ccc3b" style:font-size-asian="11pt" style:font-size-complex="11pt"/>
    </style:style>
    <style:style style:name="T173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56070" style:font-size-asian="11pt" style:font-size-complex="11pt"/>
    </style:style>
    <style:style style:name="T174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officeooo:rsid="00375679" style:font-size-asian="11pt" style:font-size-complex="11pt"/>
    </style:style>
    <style:style style:name="T175" style:family="text">
      <style:text-properties fo:font-variant="normal" fo:text-transform="none" fo:color="#000000" loext:opacity="100%" style:font-name="Liberation Mono" fo:font-size="11pt" fo:letter-spacing="normal" fo:language="es" fo:country="MX" fo:font-style="normal" fo:font-weight="normal" style:font-size-asian="11pt" style:font-style-asian="normal" style:font-size-complex="11pt" style:font-style-complex="normal"/>
    </style:style>
    <style:style style:name="T176" style:family="text">
      <style:text-properties fo:font-variant="normal" fo:text-transform="none" fo:color="#000000" loext:opacity="100%" fo:font-size="20pt" fo:letter-spacing="normal" fo:font-style="normal" fo:font-weight="normal" officeooo:rsid="00077c52" style:font-size-asian="20pt" style:font-size-complex="20pt"/>
    </style:style>
    <style:style style:name="T177" style:family="text">
      <style:text-properties fo:font-variant="normal" fo:text-transform="none" fo:color="#000000" loext:opacity="100%" fo:font-size="20pt" fo:letter-spacing="normal" fo:font-style="normal" fo:font-weight="normal" officeooo:rsid="009296d2" style:font-size-asian="20pt" style:font-size-complex="20pt"/>
    </style:style>
    <style:style style:name="T178" style:family="text">
      <style:text-properties fo:font-variant="normal" fo:text-transform="none" fo:color="#000000" loext:opacity="100%" fo:font-size="20pt" fo:letter-spacing="normal" fo:font-style="normal" fo:font-weight="normal" officeooo:rsid="00936c5d" style:font-size-asian="20pt" style:font-size-complex="20pt"/>
    </style:style>
    <style:style style:name="T179" style:family="text">
      <style:text-properties fo:font-variant="normal" fo:text-transform="none" fo:color="#000000" loext:opacity="100%" fo:font-size="20pt" fo:letter-spacing="normal" fo:font-style="normal" fo:font-weight="normal" officeooo:rsid="0040f605" style:font-name-asian="PingFang SC" style:font-size-asian="20pt" style:font-weight-asian="bold" style:font-name-complex="Arial Unicode MS" style:font-size-complex="20pt" style:font-weight-complex="bold"/>
    </style:style>
    <style:style style:name="T180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2a98eb" style:font-size-asian="11pt" style:font-size-complex="11pt"/>
    </style:style>
    <style:style style:name="T181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2b54ab" style:font-size-asian="11pt" style:font-size-complex="11pt"/>
    </style:style>
    <style:style style:name="T182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6915ba" style:font-size-asian="11pt" style:font-size-complex="11pt"/>
    </style:style>
    <style:style style:name="T183" style:family="text">
      <style:text-properties fo:font-variant="normal" fo:text-transform="none" fo:color="#000080" loext:opacity="100%" style:font-name="Liberation Mono" fo:font-size="11pt" fo:letter-spacing="normal" fo:font-style="normal" style:text-underline-style="solid" style:text-underline-width="auto" style:text-underline-color="font-color" fo:font-weight="normal" officeooo:rsid="0075a236" style:font-size-asian="11pt" style:font-size-complex="11pt"/>
    </style:style>
    <style:style style:name="T184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1ab7af" style:font-size-asian="11pt" style:font-size-complex="11pt"/>
    </style:style>
    <style:style style:name="T185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27299e" style:font-size-asian="11pt" style:font-size-complex="11pt"/>
    </style:style>
    <style:style style:name="T186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39bb6a" style:font-size-asian="11pt" style:font-size-complex="11pt"/>
    </style:style>
    <style:style style:name="T187" style:family="text">
      <style:text-properties fo:font-variant="normal" fo:text-transform="none" fo:color="#000080" loext:opacity="100%" style:font-name="Liberation Mono" fo:font-size="11pt" fo:letter-spacing="normal" fo:language="es" fo:country="MX" fo:font-style="normal" style:text-underline-style="solid" style:text-underline-width="auto" style:text-underline-color="font-color" fo:font-weight="normal" officeooo:rsid="00356070" style:font-size-asian="11pt" style:font-size-complex="11pt"/>
    </style:style>
    <style:style style:name="T188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style:font-size-asian="11pt" style:font-size-complex="11pt"/>
    </style:style>
    <style:style style:name="T189" style:family="text">
      <style:text-properties fo:font-variant="normal" fo:text-transform="none" fo:color="#000080" loext:opacity="100%" style:font-name="Liberation Mono" fo:font-size="11pt" fo:letter-spacing="normal" fo:language="es" fo:country="MX" fo:font-style="normal" fo:font-weight="normal" officeooo:rsid="0078d83e" style:font-size-asian="11pt" style:font-size-complex="11pt"/>
    </style:style>
    <style:style style:name="T190" style:family="text">
      <style:text-properties fo:font-variant="normal" fo:text-transform="none" fo:color="#000080" loext:opacity="100%" style:font-name="Liberation Sans1" fo:font-size="11pt" fo:letter-spacing="normal" fo:language="es" fo:country="MX" fo:font-style="normal" style:text-underline-style="solid" style:text-underline-width="auto" style:text-underline-color="font-color" fo:font-weight="normal" style:font-size-asian="11pt" style:font-size-complex="11pt"/>
    </style:style>
    <style:style style:name="T191" style:family="text">
      <style:text-properties fo:font-variant="normal" fo:text-transform="none" fo:color="#000080" loext:opacity="100%" style:font-name="Liberation Sans1" fo:font-size="11pt" fo:letter-spacing="normal" fo:language="es" fo:country="MX" fo:font-style="normal" style:text-underline-style="solid" style:text-underline-width="auto" style:text-underline-color="font-color" fo:font-weight="normal" officeooo:rsid="0040f605" style:font-size-asian="11pt" style:font-size-complex="11pt"/>
    </style:style>
    <style:style style:name="T192" style:family="text">
      <style:text-properties fo:font-variant="normal" fo:text-transform="none" fo:color="#000080" loext:opacity="100%" style:font-name="sans-serif" fo:font-size="11pt" fo:letter-spacing="normal" fo:font-style="normal" fo:font-weight="normal" officeooo:rsid="00b9bc7c" style:font-size-asian="11pt" style:font-size-complex="11pt"/>
    </style:style>
    <style:style style:name="T193" style:family="text">
      <style:text-properties fo:font-variant="normal" fo:text-transform="none" fo:color="#595959" loext:opacity="100%" fo:letter-spacing="normal" fo:font-style="normal" fo:font-weight="normal"/>
    </style:style>
    <style:style style:name="T194" style:family="text">
      <style:text-properties fo:font-variant="normal" fo:text-transform="none" fo:color="#595959" loext:opacity="100%" fo:letter-spacing="normal" fo:font-style="normal" fo:font-weight="normal" officeooo:rsid="0040f605" style:font-name-asian="Songti SC" style:font-weight-asian="bold" style:font-name-complex="Arial Unicode MS" style:font-weight-complex="bold"/>
    </style:style>
    <style:style style:name="T195" style:family="text">
      <style:text-properties fo:font-variant="normal" fo:text-transform="none" fo:color="#595959" loext:opacity="100%" fo:letter-spacing="normal" fo:font-style="normal" fo:font-weight="normal" officeooo:rsid="0043b9d0"/>
    </style:style>
    <style:style style:name="T196" style:family="text">
      <style:text-properties fo:font-variant="normal" fo:text-transform="none" fo:color="#696969" loext:opacity="100%" style:font-name="sans-serif" fo:font-size="11pt" fo:letter-spacing="normal" fo:font-style="normal" fo:font-weight="bold" officeooo:rsid="00077c52" style:font-size-asian="11pt" style:font-weight-asian="bold" style:font-size-complex="11pt" style:font-weight-complex="bold"/>
    </style:style>
    <style:style style:name="T197" style:family="text">
      <style:text-properties fo:font-variant="normal" fo:text-transform="none" fo:color="#696969" loext:opacity="100%" style:font-name="Liberation Mono" fo:font-size="11pt" fo:letter-spacing="normal" fo:font-style="normal" fo:font-weight="bold" officeooo:rsid="00077c52" style:font-size-asian="11pt" style:font-weight-asian="bold" style:font-size-complex="11pt" style:font-weight-complex="bold"/>
    </style:style>
    <style:style style:name="T198" style:family="text">
      <style:text-properties fo:font-variant="normal" fo:text-transform="none" style:font-name="sans-serif" fo:letter-spacing="normal" fo:font-style="normal" fo:font-weight="normal"/>
    </style:style>
    <style:style style:name="T199" style:family="text">
      <style:text-properties fo:font-variant="normal" fo:text-transform="none" style:font-name="sans-serif" fo:letter-spacing="normal" fo:font-style="normal" fo:font-weight="normal" officeooo:rsid="0041ddff"/>
    </style:style>
    <style:style style:name="T200" style:family="text">
      <style:text-properties fo:font-variant="normal" fo:text-transform="none" style:font-name="sans-serif" fo:letter-spacing="normal" fo:font-style="normal" fo:font-weight="normal" officeooo:rsid="003f4a33"/>
    </style:style>
    <style:style style:name="T201" style:family="text">
      <style:text-properties fo:font-variant="normal" fo:text-transform="none" fo:color="#808080" loext:opacity="100%" style:font-name="sans-serif" fo:font-size="11pt" fo:letter-spacing="normal" fo:font-style="normal" fo:font-weight="bold" officeooo:rsid="00b5c7da" style:font-size-asian="11pt" style:font-style-asian="normal" style:font-weight-asian="bold" style:font-size-complex="11pt" style:font-style-complex="normal" style:font-weight-complex="bold"/>
    </style:style>
    <style:style style:name="T202" style:family="text">
      <style:text-properties fo:font-variant="normal" fo:text-transform="none" fo:color="#808080" loext:opacity="100%" style:font-name="sans-serif" fo:font-size="11pt" fo:letter-spacing="normal" fo:font-style="italic" fo:font-weight="bold" officeooo:rsid="00b5c7da" style:font-size-asian="11pt" style:font-style-asian="italic" style:font-weight-asian="bold" style:font-size-complex="11pt" style:font-style-complex="italic" style:font-weight-complex="bold"/>
    </style:style>
    <style:style style:name="T203" style:family="text">
      <style:text-properties officeooo:rsid="00077c52"/>
    </style:style>
    <style:style style:name="T204" style:family="text">
      <style:text-properties officeooo:rsid="00079272"/>
    </style:style>
    <style:style style:name="T205" style:family="text">
      <style:text-properties style:font-name="Courier" fo:font-size="11pt" fo:language="es" fo:country="MX" officeooo:rsid="000ac233" style:font-name-asian="sans-serif" style:font-size-asian="11pt" style:font-name-complex="sans-serif" style:font-size-complex="11pt"/>
    </style:style>
    <style:style style:name="T206" style:family="text">
      <style:text-properties style:font-name="Liberation Sans1" fo:font-size="11pt" fo:language="es" fo:country="MX" officeooo:rsid="004d9f1e" style:font-size-asian="11pt" style:font-size-complex="11pt"/>
    </style:style>
    <style:style style:name="T207" style:family="text">
      <style:text-properties style:font-name="Liberation Sans1" fo:font-size="11pt" fo:language="es" fo:country="MX" officeooo:rsid="000ac233" style:font-name-asian="sans-serif" style:font-size-asian="11pt" style:font-name-complex="sans-serif" style:font-size-complex="11pt"/>
    </style:style>
    <style:style style:name="T208" style:family="text">
      <style:text-properties style:font-name="Liberation Sans1" fo:font-size="11pt" fo:language="es" fo:country="MX" officeooo:rsid="004e2dee" style:font-name-asian="sans-serif" style:font-size-asian="11pt" style:font-name-complex="sans-serif" style:font-size-complex="11pt"/>
    </style:style>
    <style:style style:name="T209" style:family="text">
      <style:text-properties style:font-name="Liberation Sans1" fo:font-size="11pt" fo:language="es" fo:country="MX" officeooo:rsid="004eabdb" style:font-name-asian="sans-serif" style:font-size-asian="11pt" style:font-name-complex="sans-serif" style:font-size-complex="11pt"/>
    </style:style>
    <style:style style:name="T210" style:family="text">
      <style:text-properties style:font-name="Liberation Sans1" fo:font-size="11pt" fo:language="es" fo:country="MX" officeooo:rsid="00188b16" style:font-name-asian="sans-serif" style:font-size-asian="11pt" style:font-name-complex="sans-serif" style:font-size-complex="11pt"/>
    </style:style>
    <style:style style:name="T211" style:family="text">
      <style:text-properties style:font-name="Liberation Sans1" fo:font-size="11pt" fo:language="es" fo:country="MX" officeooo:rsid="007d8cdc" style:font-name-asian="Liberation Mono2" style:font-name-complex="Liberation Mono2"/>
    </style:style>
    <style:style style:name="T212" style:family="text">
      <style:text-properties style:font-name="Liberation Sans1" fo:font-size="11pt" fo:language="es" fo:country="MX" officeooo:rsid="007f22ef"/>
    </style:style>
    <style:style style:name="T213" style:family="text">
      <style:text-properties style:font-name="Liberation Sans1" fo:font-size="11pt" fo:language="es" fo:country="MX" officeooo:rsid="007d8cdc"/>
    </style:style>
    <style:style style:name="T214" style:family="text">
      <style:text-properties style:font-name="Liberation Sans1" fo:language="es" fo:country="MX"/>
    </style:style>
    <style:style style:name="T215" style:family="text">
      <style:text-properties style:font-name="Liberation Sans1" fo:language="es" fo:country="MX" officeooo:rsid="004e2dee" style:font-name-asian="sans-serif" style:font-name-complex="sans-serif"/>
    </style:style>
    <style:style style:name="T216" style:family="text">
      <style:text-properties style:font-name="Liberation Sans1" fo:language="es" fo:country="MX" officeooo:rsid="0022bc92"/>
    </style:style>
    <style:style style:name="T217" style:family="text">
      <style:text-properties style:font-name="Liberation Sans1" fo:language="es" fo:country="MX" officeooo:rsid="007cd48c"/>
    </style:style>
    <style:style style:name="T218" style:family="text">
      <style:text-properties style:font-name="Liberation Sans1" fo:language="es" fo:country="MX" fo:font-style="italic" officeooo:rsid="007cd48c" style:font-style-asian="italic" style:font-style-complex="italic"/>
    </style:style>
    <style:style style:name="T219" style:family="text">
      <style:text-properties style:font-name="Liberation Sans1" fo:language="es" fo:country="MX" officeooo:rsid="007d8cdc"/>
    </style:style>
    <style:style style:name="T220" style:family="text">
      <style:text-properties style:font-name="Liberation Sans1" fo:language="es" fo:country="MX" officeooo:rsid="007f22ef"/>
    </style:style>
    <style:style style:name="T221" style:family="text">
      <style:text-properties officeooo:rsid="0009bb55" style:font-name-asian="sans-serif" style:font-name-complex="sans-serif"/>
    </style:style>
    <style:style style:name="T222" style:family="text">
      <style:text-properties officeooo:rsid="00079272" style:font-name-asian="sans-serif" style:font-name-complex="sans-serif"/>
    </style:style>
    <style:style style:name="T223" style:family="text">
      <style:text-properties style:font-name="Liberation Mono"/>
    </style:style>
    <style:style style:name="T224" style:family="text">
      <style:text-properties style:font-name="Liberation Mono" fo:font-size="11pt" officeooo:rsid="0052accc" style:font-size-asian="11pt" style:font-size-complex="11pt"/>
    </style:style>
    <style:style style:name="T225" style:family="text">
      <style:text-properties style:font-name="Liberation Mono" fo:font-size="11pt" officeooo:rsid="000ac233" style:font-name-asian="sans-serif" style:font-size-asian="11pt" style:font-name-complex="sans-serif" style:font-size-complex="11pt"/>
    </style:style>
    <style:style style:name="T226" style:family="text">
      <style:text-properties style:font-name="Liberation Mono" fo:font-size="11pt" officeooo:rsid="00079272" style:font-name-asian="sans-serif" style:font-size-asian="11pt" style:font-name-complex="sans-serif" style:font-size-complex="11pt"/>
    </style:style>
    <style:style style:name="T227" style:family="text">
      <style:text-properties style:font-name="Liberation Mono" fo:font-size="11pt" officeooo:rsid="001ba82e" style:font-name-asian="sans-serif" style:font-size-asian="11pt" style:font-name-complex="sans-serif" style:font-size-complex="11pt"/>
    </style:style>
    <style:style style:name="T228" style:family="text">
      <style:text-properties style:font-name="Liberation Mono" fo:font-size="11pt" officeooo:rsid="001fc74b" style:font-name-asian="sans-serif" style:font-size-asian="11pt" style:font-name-complex="sans-serif" style:font-size-complex="11pt"/>
    </style:style>
    <style:style style:name="T229" style:family="text">
      <style:text-properties style:font-name="Liberation Mono" fo:font-size="11pt" fo:language="es" fo:country="MX" officeooo:rsid="001cf2ca" style:font-name-asian="Liberation Mono2" style:font-size-asian="11pt" style:font-name-complex="Liberation Mono2" style:font-size-complex="11pt"/>
    </style:style>
    <style:style style:name="T230" style:family="text">
      <style:text-properties style:font-name="Liberation Mono" fo:font-size="11pt" fo:language="es" fo:country="MX" officeooo:rsid="0009b0ad" style:font-size-asian="11pt" style:font-size-complex="11pt"/>
    </style:style>
    <style:style style:name="T231" style:family="text">
      <style:text-properties style:font-name="Liberation Mono" fo:font-size="11pt" fo:language="es" fo:country="MX" officeooo:rsid="000ac233" style:font-size-asian="11pt" style:font-size-complex="11pt"/>
    </style:style>
    <style:style style:name="T232" style:family="text">
      <style:text-properties style:font-name="Liberation Mono" fo:font-size="11pt" fo:language="es" fo:country="MX" officeooo:rsid="000ac233" style:font-name-asian="sans-serif" style:font-size-asian="11pt" style:font-name-complex="sans-serif" style:font-size-complex="11pt"/>
    </style:style>
    <style:style style:name="T233" style:family="text">
      <style:text-properties style:font-name="Liberation Mono" fo:font-size="11pt" fo:language="es" fo:country="MX" officeooo:rsid="00107d94" style:font-name-asian="sans-serif" style:font-size-asian="11pt" style:font-name-complex="sans-serif" style:font-size-complex="11pt"/>
    </style:style>
    <style:style style:name="T234" style:family="text">
      <style:text-properties style:font-name="Liberation Mono" fo:font-size="10.5pt" fo:language="es" fo:country="MX" officeooo:rsid="0009b0ad" style:font-size-asian="10.5pt" style:font-size-complex="10.5pt"/>
    </style:style>
    <style:style style:name="T235" style:family="text">
      <style:text-properties style:font-name="Liberation Mono" fo:font-size="10.5pt" fo:language="es" fo:country="MX" style:font-name-asian="sans-serif" style:font-size-asian="10.5pt" style:font-name-complex="sans-serif" style:font-size-complex="10.5pt"/>
    </style:style>
    <style:style style:name="T236" style:family="text">
      <style:text-properties style:font-name="Liberation Mono" fo:language="es" fo:country="MX"/>
    </style:style>
    <style:style style:name="T237" style:family="text">
      <style:text-properties style:font-name="Liberation Mono" fo:language="es" fo:country="MX" style:font-name-asian="sans-serif" style:font-name-complex="sans-serif"/>
    </style:style>
    <style:style style:name="T238" style:family="text">
      <style:text-properties style:font-name="Liberation Mono" fo:language="es" fo:country="MX" officeooo:rsid="001fc74b" style:font-name-asian="sans-serif" style:font-name-complex="sans-serif"/>
    </style:style>
    <style:style style:name="T239" style:family="text">
      <style:text-properties style:font-name="Liberation Mono" fo:language="es" fo:country="MX" officeooo:rsid="0009b0ad"/>
    </style:style>
    <style:style style:name="T240" style:family="text">
      <style:text-properties style:font-name="Liberation Mono" fo:language="es" fo:country="MX" officeooo:rsid="006072b6"/>
    </style:style>
    <style:style style:name="T241" style:family="text">
      <style:text-properties style:font-name="Liberation Mono" fo:language="es" fo:country="MX" officeooo:rsid="001a7687"/>
    </style:style>
    <style:style style:name="T242" style:family="text">
      <style:text-properties style:font-name="Liberation Mono" fo:language="es" fo:country="MX" officeooo:rsid="007fb0ff"/>
    </style:style>
    <style:style style:name="T243" style:family="text">
      <style:text-properties fo:color="#000080" loext:opacity="100%" style:font-name="Liberation Mono" fo:font-size="11pt" fo:language="es" fo:country="MX" style:text-underline-style="solid" style:text-underline-width="auto" style:text-underline-color="font-color" officeooo:rsid="004e2dee" style:font-size-asian="11pt" style:font-size-complex="11pt"/>
    </style:style>
    <style:style style:name="T244" style:family="text">
      <style:text-properties fo:color="#000080" loext:opacity="100%" style:font-name="Liberation Mono" fo:font-size="11pt" fo:language="es" fo:country="MX" style:text-underline-style="solid" style:text-underline-width="auto" style:text-underline-color="font-color" officeooo:rsid="0009b0ad" style:font-size-asian="11pt" style:font-size-complex="11pt"/>
    </style:style>
    <style:style style:name="T245" style:family="text">
      <style:text-properties fo:color="#000080" loext:opacity="100%" style:font-name="Liberation Mono" fo:font-size="11pt" fo:language="es" fo:country="MX" style:text-underline-style="solid" style:text-underline-width="auto" style:text-underline-color="font-color" officeooo:rsid="004c1612" style:font-size-asian="11pt" style:font-size-complex="11pt"/>
    </style:style>
    <style:style style:name="T246" style:family="text">
      <style:text-properties fo:color="#000080" loext:opacity="100%" style:font-name="Liberation Mono" fo:language="es" fo:country="MX" style:text-underline-style="solid" style:text-underline-width="auto" style:text-underline-color="font-color"/>
    </style:style>
    <style:style style:name="T247" style:family="text">
      <style:text-properties fo:color="#000080" loext:opacity="100%" style:font-name="Liberation Mono" fo:language="es" fo:country="MX" style:text-underline-style="solid" style:text-underline-width="auto" style:text-underline-color="font-color" officeooo:rsid="004e2dee"/>
    </style:style>
    <style:style style:name="T248" style:family="text">
      <style:text-properties fo:color="#000080" loext:opacity="100%" fo:language="es" fo:country="MX" style:text-underline-style="solid" style:text-underline-width="auto" style:text-underline-color="font-color"/>
    </style:style>
    <style:style style:name="T249" style:family="text">
      <style:text-properties officeooo:rsid="0040f605"/>
    </style:style>
    <style:style style:name="T250" style:family="text">
      <style:text-properties officeooo:rsid="0040f605" style:font-name-asian="Liberation Mono2" style:font-name-complex="Liberation Mono2"/>
    </style:style>
    <style:style style:name="T251" style:family="text">
      <style:text-properties officeooo:rsid="0041ddff"/>
    </style:style>
    <style:style style:name="T252" style:family="text">
      <style:text-properties fo:color="#808080" loext:opacity="100%" fo:font-size="9pt" fo:language="es" fo:country="MX" officeooo:rsid="0055c6cb" style:font-size-asian="11pt" style:font-size-complex="11pt"/>
    </style:style>
    <style:style style:name="T253" style:family="text">
      <style:text-properties fo:color="#808080" loext:opacity="100%" fo:font-size="9pt" fo:language="es" fo:country="MX" officeooo:rsid="007fb0ff" style:font-size-asian="9pt" style:font-size-complex="9pt"/>
    </style:style>
    <style:style style:name="T254" style:family="text">
      <style:text-properties fo:color="#808080" loext:opacity="100%" fo:font-weight="bold" officeooo:rsid="00079272" style:font-name-asian="sans-serif" style:font-weight-asian="bold" style:font-name-complex="sans-serif" style:font-weight-complex="bold"/>
    </style:style>
    <style:style style:name="T255" style:family="text">
      <style:text-properties fo:color="#808080" loext:opacity="100%" style:font-name="Liberation Mono2" fo:font-size="9pt" fo:language="es" fo:country="MX" officeooo:rsid="0071b770" style:font-name-asian="Liberation Mono2" style:font-size-asian="11pt" style:font-name-complex="Liberation Mono2" style:font-size-complex="11pt"/>
    </style:style>
    <style:style style:name="T256" style:family="text">
      <style:text-properties fo:color="#808080" loext:opacity="100%" style:font-name="Liberation Mono2" fo:font-size="9pt" fo:language="es" fo:country="MX" officeooo:rsid="007f22ef" style:font-name-asian="Liberation Mono2" style:font-size-asian="11pt" style:font-name-complex="Liberation Mono2" style:font-size-complex="11pt"/>
    </style:style>
    <style:style style:name="T257" style:family="text">
      <style:text-properties fo:color="#808080" loext:opacity="100%" style:font-name="Liberation Mono2" fo:font-size="9pt" fo:language="es" fo:country="MX" officeooo:rsid="007fb0ff" style:font-name-asian="Liberation Mono2" style:font-size-asian="11pt" style:font-name-complex="Liberation Mono2" style:font-size-complex="11pt"/>
    </style:style>
    <style:style style:name="T258" style:family="text">
      <style:text-properties fo:color="#808080" loext:opacity="100%" style:font-name="Liberation Mono" fo:font-size="9pt" fo:language="es" fo:country="MX" officeooo:rsid="007fb0ff" style:font-size-asian="9pt" style:font-size-complex="9pt"/>
    </style:style>
    <style:style style:name="T259" style:family="text">
      <style:text-properties fo:color="#808080" loext:opacity="100%" style:font-name="Liberation Mono" fo:font-size="9pt" fo:language="es" fo:country="MX" officeooo:rsid="0082ccc6" style:font-size-asian="9pt" style:font-size-complex="9pt"/>
    </style:style>
    <style:style style:name="T260" style:family="text">
      <style:text-properties fo:color="#808080" loext:opacity="100%" style:font-name="Liberation Mono" fo:font-size="9pt" fo:language="es" fo:country="MX" officeooo:rsid="008b0700" style:font-size-asian="9pt" style:font-size-complex="9pt"/>
    </style:style>
    <style:style style:name="T261" style:family="text">
      <style:text-properties fo:color="#808080" loext:opacity="100%" style:font-name="Liberation Mono" fo:font-size="9pt" fo:language="es" fo:country="MX" officeooo:rsid="008b0700" style:font-name-asian="Liberation Mono2" style:font-size-asian="9pt" style:font-name-complex="Liberation Mono2" style:font-size-complex="9pt"/>
    </style:style>
    <style:style style:name="T262" style:family="text">
      <style:text-properties fo:color="#808080" loext:opacity="100%" style:font-name="Liberation Mono" fo:font-size="9pt" style:font-size-asian="9pt" style:font-size-complex="9pt"/>
    </style:style>
    <style:style style:name="T263" style:family="text">
      <style:text-properties fo:color="#808080" loext:opacity="100%" style:font-name="Liberation Mono" fo:font-weight="bold" officeooo:rsid="00079272" style:font-name-asian="sans-serif" style:font-weight-asian="bold" style:font-name-complex="sans-serif" style:font-weight-complex="bold"/>
    </style:style>
    <style:style style:name="T264" style:family="text">
      <style:text-properties style:use-window-font-color="true" loext:opacity="0%" style:font-name="Liberation Sans1" fo:language="es" fo:country="MX"/>
    </style:style>
    <style:style style:name="T265" style:family="text">
      <style:text-properties style:use-window-font-color="true" loext:opacity="0%" style:font-name="sans-serif" fo:font-size="10pt" style:text-underline-style="none" fo:font-weight="bold" officeooo:rsid="00b88c19" style:font-size-asian="10pt" style:font-style-asian="normal" style:font-weight-asian="bold" style:font-size-complex="10pt" style:font-style-complex="normal" style:font-weight-complex="bold"/>
    </style:style>
    <style:style style:name="T266" style:family="text">
      <style:text-properties fo:language="es" fo:country="MX"/>
    </style:style>
    <style:style style:name="T267" style:family="text">
      <style:text-properties fo:language="es" fo:country="MX" officeooo:rsid="0045cf45"/>
    </style:style>
    <style:style style:name="T268" style:family="text">
      <style:text-properties fo:language="es" fo:country="MX" fo:font-style="italic" style:font-style-asian="italic" style:font-style-complex="italic"/>
    </style:style>
    <style:style style:name="T269" style:family="text">
      <style:text-properties fo:language="es" fo:country="MX" officeooo:rsid="00356070"/>
    </style:style>
    <style:style style:name="T270" style:family="text">
      <style:text-properties fo:language="es" fo:country="MX" officeooo:rsid="00194716"/>
    </style:style>
    <style:style style:name="T271" style:family="text">
      <style:text-properties fo:language="es" fo:country="MX" officeooo:rsid="007cd48c"/>
    </style:style>
    <style:style style:name="T272" style:family="text">
      <style:text-properties fo:language="es" fo:country="MX" officeooo:rsid="007f22ef"/>
    </style:style>
    <style:style style:name="T273" style:family="text">
      <style:text-properties fo:language="es" fo:country="MX" officeooo:rsid="007fb0ff"/>
    </style:style>
    <style:style style:name="T274" style:family="text">
      <style:text-properties officeooo:rsid="00b88c19"/>
    </style:style>
    <style:style style:name="T275" style:family="text">
      <style:text-properties officeooo:rsid="007978ec"/>
    </style:style>
    <style:style style:name="T276" style:family="text">
      <style:text-properties fo:font-size="11pt" fo:language="es" fo:country="MX" officeooo:rsid="007d8cdc"/>
    </style:style>
    <style:style style:name="T277" style:family="text">
      <style:text-properties fo:color="#000000" loext:opacity="100%" style:font-name="Liberation Mono" fo:font-size="10.5pt" fo:language="es" fo:country="MX" style:font-size-asian="10.5pt" style:font-size-complex="10.5pt"/>
    </style:style>
    <style:style style:name="T278" style:family="text">
      <style:text-properties fo:color="#000000" loext:opacity="100%" style:font-name="Liberation Mono" fo:font-size="10.5pt" fo:language="es" fo:country="MX" officeooo:rsid="007f22ef" style:font-size-asian="10.5pt" style:font-size-complex="10.5pt"/>
    </style:style>
    <style:style style:name="T279" style:family="text">
      <style:text-properties fo:color="#000000" loext:opacity="100%" style:font-name="Liberation Mono" fo:font-size="10.5pt" fo:language="es" fo:country="MX" officeooo:rsid="0084d63f" style:font-size-asian="10.5pt" style:font-size-complex="10.5pt"/>
    </style:style>
    <style:style style:name="T280" style:family="text">
      <style:text-properties fo:color="#000000" loext:opacity="100%" style:font-name="Liberation Mono" fo:font-size="10.5pt" fo:language="es" fo:country="MX" officeooo:rsid="0009b0ad" style:font-size-asian="10.5pt" style:font-size-complex="10.5pt"/>
    </style:style>
    <style:style style:name="T281" style:family="text">
      <style:text-properties fo:color="#000000" loext:opacity="100%" style:font-name="Liberation Mono" fo:font-size="10.5pt" fo:language="es" fo:country="MX" officeooo:rsid="007fb0ff" style:font-name-asian="sans-serif" style:font-size-asian="10.5pt" style:font-name-complex="sans-serif" style:font-size-complex="10.5pt"/>
    </style:style>
    <style:style style:name="T282" style:family="text">
      <style:text-properties fo:color="#000000" loext:opacity="100%" style:font-name="Liberation Mono" fo:font-size="11pt" fo:language="es" fo:country="MX" officeooo:rsid="0085b06f" style:font-size-asian="9.60000038146973pt" style:font-size-complex="11pt"/>
    </style:style>
    <style:style style:name="T283" style:family="text">
      <style:text-properties fo:color="#000000" loext:opacity="100%" style:font-name="Liberation Sans1" fo:font-size="10.5pt" fo:language="es" fo:country="MX" officeooo:rsid="007f22ef" style:font-size-asian="10.5pt" style:font-size-complex="10.5pt"/>
    </style:style>
    <style:style style:name="T284" style:family="text">
      <style:text-properties fo:color="#000000" loext:opacity="100%" style:font-name="Liberation Sans1" fo:font-size="10.5pt" fo:language="es" fo:country="MX" officeooo:rsid="007fb0ff" style:font-size-asian="10.5pt" style:font-size-complex="10.5pt"/>
    </style:style>
    <style:style style:name="T285" style:family="text">
      <style:text-properties fo:color="#000000" loext:opacity="100%" style:font-name="Liberation Sans1" fo:font-size="10.5pt" fo:language="es" fo:country="MX" officeooo:rsid="0009b0ad" style:font-size-asian="10.5pt" style:font-size-complex="10.5pt"/>
    </style:style>
    <style:style style:name="T286" style:family="text">
      <style:text-properties fo:color="#000000" loext:opacity="100%" style:font-name="Liberation Sans1" fo:font-size="11pt" fo:language="es" fo:country="MX" officeooo:rsid="0084d63f" style:font-size-asian="9.60000038146973pt" style:font-size-complex="11pt"/>
    </style:style>
    <style:style style:name="T287" style:family="text">
      <style:text-properties fo:color="#000000" loext:opacity="100%" style:font-name="Liberation Sans1" fo:font-size="11pt" fo:language="es" fo:country="MX" officeooo:rsid="0085b06f" style:font-size-asian="9.60000038146973pt" style:font-size-complex="11pt"/>
    </style:style>
    <style:style style:name="T288" style:family="text">
      <style:text-properties fo:color="#000000" loext:opacity="100%" style:font-name="Liberation Sans1" fo:font-size="11pt" fo:language="es" fo:country="MX" officeooo:rsid="008b0700" style:font-size-asian="9.60000038146973pt" style:font-size-complex="11pt"/>
    </style:style>
    <style:style style:name="T289" style:family="text">
      <style:text-properties fo:color="#000000" loext:opacity="100%" style:font-name="Liberation Sans1" fo:font-size="11pt" fo:language="es" fo:country="MX" officeooo:rsid="008b0700" style:font-name-asian="Liberation Mono2" style:font-size-asian="9.60000038146973pt" style:font-name-complex="Liberation Mono2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223">format</text:span> {<text:span text:style-name="T223">base</text:span>} <text:span text:style-name="T262">formato</text:span></text:p>
          </table:table-cell>
          <table:table-cell table:style-name="Table1.A1" office:value-type="string">
            <text:p text:style-name="P13">Documentación de R</text:p>
          </table:table-cell>
        </table:table-row>
      </table:table>
      <text:h text:style-name="P71" text:outline-level="1"><text:bookmark-start text:name="__RefHeading___Toc15879_4010606591"/><text:span text:style-name="T176">Codifica</text:span><text:span text:style-name="T177">r</text:span><text:span text:style-name="T176"> </text:span><text:span text:style-name="T178">elementos de un objeto a</text:span><text:span text:style-name="T179"> un</text:span><text:span text:style-name="T176"> formato común </text:span><text:span text:style-name="T154">para</text:span><text:span text:style-name="T178"> despliegue en pantalla</text:span><text:bookmark-end text:name="__RefHeading___Toc15879_4010606591"/></text:h>
      <text:h text:style-name="P1" text:outline-level="2"><text:bookmark-start text:name="__RefHeading___Toc15881_4010606591"/><text:span text:style-name="T251">1. </text:span>Descr<text:span text:style-name="T203">ipción</text:span><text:bookmark-end text:name="__RefHeading___Toc15881_4010606591"/></text:h>
      <text:p text:style-name="P41"><text:span text:style-name="T77">La función </text:span><text:span text:style-name="T156">format()</text:span><text:span text:style-name="T77"> </text:span><text:span text:style-name="T83">codifica</text:span><text:span text:style-name="T84"> </text:span><text:span text:style-name="T78">un objeto de </text:span><text:span text:style-name="T197">R</text:span><text:span text:style-name="T78"> </text:span><text:span text:style-name="T84">en un formato común</text:span><text:span text:style-name="T78"> para </text:span><text:span text:style-name="T85">lograr </text:span><text:span text:style-name="T77">un </text:span><text:span text:style-name="T94">despliegue</text:span><text:span text:style-name="T79"> </text:span><text:span text:style-name="T81">en pantalla </text:span><text:span text:style-name="T82">más</text:span><text:span text:style-name="T79"> e</text:span><text:span text:style-name="T80">stétic</text:span><text:span text:style-name="T94">o</text:span><text:span text:style-name="T79">. 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Contenido</text:p>
          </text:index-title>
          <text:p text:style-name="P33"><text:a xlink:type="simple" xlink:href="#__RefHeading___Toc15879_4010606591" text:style-name="Index_20_Link" text:visited-style-name="Index_20_Link"><text:span text:style-name="T266">Codifica</text:span></text:a><text:a xlink:type="simple" xlink:href="#__RefHeading___Toc15879_4010606591" text:style-name="Index_20_Link" text:visited-style-name="Index_20_Link"><text:span text:style-name="T266"> </text:span></text:a><text:a xlink:type="simple" xlink:href="#__RefHeading___Toc15879_4010606591" text:style-name="Index_20_Link" text:visited-style-name="Index_20_Link"><text:span text:style-name="T266">un objeto </text:span></text:a><text:a xlink:type="simple" xlink:href="#__RefHeading___Toc15879_4010606591" text:style-name="Index_20_Link" text:visited-style-name="Index_20_Link"><text:span text:style-name="T266">en un</text:span></text:a><text:a xlink:type="simple" xlink:href="#__RefHeading___Toc15879_4010606591" text:style-name="Index_20_Link" text:visited-style-name="Index_20_Link"><text:span text:style-name="T266"> formato </text:span></text:a><text:a xlink:type="simple" xlink:href="#__RefHeading___Toc15879_4010606591" text:style-name="Index_20_Link" text:visited-style-name="Index_20_Link"><text:span text:style-name="T266">en</text:span></text:a><text:a xlink:type="simple" xlink:href="#__RefHeading___Toc15879_4010606591" text:style-name="Index_20_Link" text:visited-style-name="Index_20_Link"><text:span text:style-name="T266"> común</text:span></text:a><text:a xlink:type="simple" xlink:href="#__RefHeading___Toc15879_4010606591" text:style-name="Index_20_Link" text:visited-style-name="Index_20_Link"><text:span text:style-name="T266"><text:tab/>1</text:span></text:a></text:p>
          <text:p text:style-name="P34"><text:a xlink:type="simple" xlink:href="#__RefHeading___Toc15881_4010606591" text:style-name="Index_20_Link" text:visited-style-name="Index_20_Link"><text:span text:style-name="T266">1. Descripción<text:tab/>1</text:span></text:a></text:p>
          <text:p text:style-name="P34"><text:a xlink:type="simple" xlink:href="#__RefHeading___Toc15883_4010606591" text:style-name="Index_20_Link" text:visited-style-name="Index_20_Link"><text:span text:style-name="T266">2. Sintaxis<text:tab/>1</text:span></text:a></text:p>
          <text:p text:style-name="P34"><text:a xlink:type="simple" xlink:href="#__RefHeading___Toc15885_4010606591" text:style-name="Index_20_Link" text:visited-style-name="Index_20_Link"><text:span text:style-name="T266">3. Argumentos<text:tab/>1</text:span></text:a></text:p>
          <text:p text:style-name="P34"><text:a xlink:type="simple" xlink:href="#__RefHeading___Toc15887_4010606591" text:style-name="Index_20_Link" text:visited-style-name="Index_20_Link"><text:span text:style-name="T266">4. Detalles<text:tab/>3</text:span></text:a></text:p>
          <text:p text:style-name="P34"><text:a xlink:type="simple" xlink:href="#__RefHeading___Toc15889_4010606591" text:style-name="Index_20_Link" text:visited-style-name="Index_20_Link"><text:span text:style-name="T266">5. Valor devuelto<text:tab/>4</text:span></text:a></text:p>
          <text:p text:style-name="P34"><text:a xlink:type="simple" xlink:href="#__RefHeading___Toc15891_4010606591" text:style-name="Index_20_Link" text:visited-style-name="Index_20_Link"><text:span text:style-name="T266">6. </text:span></text:a><text:a xlink:type="simple" xlink:href="#__RefHeading___Toc15891_4010606591" text:style-name="Index_20_Link" text:visited-style-name="Index_20_Link"><text:span text:style-name="T266">Referenc</text:span></text:a><text:a xlink:type="simple" xlink:href="#__RefHeading___Toc15891_4010606591" text:style-name="Index_20_Link" text:visited-style-name="Index_20_Link"><text:span text:style-name="T266">ias</text:span></text:a><text:a xlink:type="simple" xlink:href="#__RefHeading___Toc15891_4010606591" text:style-name="Index_20_Link" text:visited-style-name="Index_20_Link"><text:span text:style-name="T266"><text:tab/>4</text:span></text:a></text:p>
          <text:p text:style-name="P34"><text:a xlink:type="simple" xlink:href="#__RefHeading___Toc15893_4010606591" text:style-name="Index_20_Link" text:visited-style-name="Index_20_Link"><text:span text:style-name="T266">7. Véase también<text:tab/>4</text:span></text:a></text:p>
          <text:p text:style-name="P34"><text:a xlink:type="simple" xlink:href="#__RefHeading___Toc15895_4010606591" text:style-name="Index_20_Link" text:visited-style-name="Index_20_Link"><text:span text:style-name="T266">8. </text:span></text:a><text:a xlink:type="simple" xlink:href="#__RefHeading___Toc15895_4010606591" text:style-name="Index_20_Link" text:visited-style-name="Index_20_Link"><text:span text:style-name="T266">E</text:span></text:a><text:a xlink:type="simple" xlink:href="#__RefHeading___Toc15895_4010606591" text:style-name="Index_20_Link" text:visited-style-name="Index_20_Link"><text:span text:style-name="T266">jemplos</text:span></text:a><text:a xlink:type="simple" xlink:href="#__RefHeading___Toc15895_4010606591" text:style-name="Index_20_Link" text:visited-style-name="Index_20_Link"><text:span text:style-name="T266"><text:tab/>4</text:span></text:a></text:p>
          <text:p text:style-name="P34"><text:a xlink:type="simple" xlink:href="#__RefHeading___Toc3562_1013540408" text:style-name="Index_20_Link" text:visited-style-name="Index_20_Link"><text:span text:style-name="T266">9. Sobre la traducción<text:tab/>5</text:span></text:a></text:p>
        </text:index-body>
      </text:table-of-content>
      <text:h text:style-name="P1" text:outline-level="2"><text:bookmark-start text:name="__RefHeading___Toc15883_4010606591"/>2. Sintaxis<text:bookmark-end text:name="__RefHeading___Toc15883_4010606591"/></text:h>
      <text:p text:style-name="P54"><text:tab/>format(x, ...)</text:p>
      <text:p text:style-name="P55"/>
      <text:p text:style-name="P54"><text:span text:style-name="T141"><text:tab/>## </text:span><text:span text:style-name="T140">Método por omisión de S3</text:span><text:span text:style-name="T141">:</text:span></text:p>
      <text:p text:style-name="P54"><text:tab/>format(x, trim = FALSE, digits = NULL, nsmall = 0L,</text:p>
      <text:p text:style-name="P54"><text:s text:c="7"/><text:tab/><text:span text:style-name="T1">justify = c("left", "right", "centre", "none"),</text:span></text:p>
      <text:p text:style-name="P54"><text:tab/> <text:s text:c="6"/><text:span text:style-name="T1">width = NULL, na.encode = TRUE, scientific = NA,</text:span></text:p>
      <text:p text:style-name="P54"><text:s text:c="7"/><text:tab/><text:span text:style-name="T1">big.mark <text:s text:c="2"/>= "", <text:s text:c="2"/>big.interval = 3L,</text:span></text:p>
      <text:p text:style-name="P54"><text:tab/> <text:s text:c="6"/><text:span text:style-name="T1">small.mark = "", small.interval = 5L,</text:span></text:p>
      <text:p text:style-name="P54"><text:s text:c="7"/><text:tab/><text:span text:style-name="T1">decimal.mark = getOption("OutDec"),</text:span></text:p>
      <text:p text:style-name="P54"><text:tab/> <text:s text:c="6"/><text:span text:style-name="T1">zero.print = NULL, drop0trailing = FALSE, ...)</text:span></text:p>
      <text:p text:style-name="P54"/>
      <text:p text:style-name="P54"><text:tab/>## Método de S3 para la clase 'data.frame'</text:p>
      <text:p text:style-name="P54"><text:tab/>format(x, ..., justify = "none")</text:p>
      <text:p text:style-name="P54"/>
      <text:p text:style-name="P54"><text:tab/>## <text:span text:style-name="T204">Método de S3 para la clase</text:span> 'factor'</text:p>
      <text:p text:style-name="P54"><text:tab/>format(x, ...)</text:p>
      <text:p text:style-name="P54"/>
      <text:p text:style-name="P54"><text:span text:style-name="T141"><text:tab/>## </text:span><text:span text:style-name="T140">Método de S3 para la clase</text:span><text:span text:style-name="T141"> 'AsIs'</text:span></text:p>
      <text:p text:style-name="P54"><text:tab/>format(x, width = 12, ...)</text:p>
      <text:h text:style-name="P1" text:outline-level="2"><text:bookmark-start text:name="__RefHeading___Toc15885_4010606591"/><text:span text:style-name="T251">3. </text:span>Argument<text:span text:style-name="T204">o</text:span>s<text:bookmark-end text:name="__RefHeading___Toc15885_4010606591"/></text:h>
      <table:table table:name="Table2" table:style-name="Table2">
        <table:table-column table:style-name="Table2.A"/>
        <table:table-column table:style-name="Table2.B"/>
        <table:table-row table:style-name="TableLine105553267354112">
          <table:table-cell table:style-name="Table2.A1" office:value-type="string">
            <text:p text:style-name="P44"><text:span text:style-name="Source_20_Text"><text:span text:style-name="T266">x</text:span></text:span></text:p>
            <text:p text:style-name="P58">x</text:p>
          </table:table-cell>
          <table:table-cell table:style-name="Table2.B1" office:value-type="string">
            <text:p text:style-name="P5"><text:span text:style-name="T222">Conceptualmente, cualquier </text:span><text:span text:style-name="T221">tipo de</text:span><text:span text:style-name="T222"> objeto de </text:span><text:span text:style-name="T263">R</text:span><text:span text:style-name="T222">. Típicamente, un objeto de tipo numérico.</text:span></text:p>
          </table:table-cell>
        </table:table-row>
        <table:table-row table:style-name="TableLine105553267443200">
          <table:table-cell table:style-name="Table2.A1" office:value-type="string">
            <text:p text:style-name="P44"><text:span text:style-name="Source_20_Text"><text:span text:style-name="T266">trim</text:span></text:span></text:p>
            <text:p text:style-name="P61"><text:span text:style-name="Source_20_Text"><text:span text:style-name="T266">recortar</text:span></text:span></text:p>
            <text:p text:style-name="P44"><text:span text:style-name="Source_20_Text"><text:span text:style-name="T266"/></text:span></text:p>
          </table:table-cell>
          <table:table-cell table:style-name="Table2.B1" office:value-type="string">
            <text:p text:style-name="P40"><text:span text:style-name="T15">Valor lógico. Si falso (</text:span><text:span text:style-name="T226">FALSE</text:span><text:span text:style-name="T15">), </text:span><text:span text:style-name="T16">los valores lógicos, numéricos y complejos queda</text:span><text:span text:style-name="T19">rá</text:span><text:span text:style-name="T16">n justificados a la derecha </text:span><text:span text:style-name="T22">y</text:span><text:span text:style-name="T16"> </text:span><text:span text:style-name="T17">con</text:span><text:span text:style-name="T16"> un</text:span><text:span text:style-name="T18">a</text:span><text:span text:style-name="T16"> </text:span><text:span text:style-name="T22">misma extensión</text:span><text:span text:style-name="T16">. Si verdadero </text:span><text:span text:style-name="T18">(</text:span><text:span text:style-name="T227">TRUE</text:span><text:span text:style-name="T18">)</text:span><text:span text:style-name="T16">, </text:span><text:span text:style-name="T17">los espacios en blanco </text:span><text:span text:style-name="T23">para justificación (</text:span><text:span text:style-name="T30">i.e.</text:span><text:span text:style-name="T23"> los colocados a la izquierda)</text:span><text:span text:style-name="T17"> s</text:span><text:span text:style-name="T22">erán</text:span><text:span text:style-name="T17"> eliminados.</text:span></text:p>
          </table:table-cell>
        </table:table-row>
        <table:table-row table:style-name="TableLine105553267451904">
          <table:table-cell table:style-name="Table2.A1" office:value-type="string">
            <text:p text:style-name="P44"><text:span text:style-name="Source_20_Text"><text:span text:style-name="T266">digits</text:span></text:span></text:p>
            <text:p text:style-name="P58">digitos.</text:p>
            <text:p text:style-name="P60"><text:soft-page-break/>significativos</text:p>
          </table:table-cell>
          <table:table-cell table:style-name="Table2.B1" office:value-type="string">
            <text:p text:style-name="P45"><text:span text:style-name="T206">E</text:span><text:span text:style-name="T37">specifica c</text:span><text:span text:style-name="T38">uántos dígitos significativos serán </text:span><text:span text:style-name="T43">mostrados antes de recurrir a la </text:span><text:soft-page-break/><text:span text:style-name="T43">notación científica </text:span><text:span text:style-name="T44">p</text:span><text:span text:style-name="T45">ara </text:span><text:span text:style-name="T44">los</text:span><text:span text:style-name="T45"> objetos numéricos y complejos </text:span><text:span text:style-name="T44">pasados al</text:span><text:span text:style-name="T46"> argumento </text:span><text:span text:style-name="T229">x</text:span><text:span text:style-name="T38">. El valor por omisión, </text:span><text:span text:style-name="T230">NULL</text:span><text:span text:style-name="T38">, </text:span><text:span text:style-name="T39">recurre a</text:span><text:span text:style-name="T38"> la función </text:span><text:span text:style-name="T230">getOption(</text:span><text:span text:style-name="Source_20_Text"><text:span text:style-name="T230">"digits"</text:span></text:span><text:span text:style-name="T230">)</text:span><text:span text:style-name="T38">. Como sugerencia, </text:span><text:span text:style-name="T40">coloque</text:span><text:span text:style-name="T38"> suficientes </text:span><text:span text:style-name="T40">lugares</text:span><text:span text:style-name="T38"> decimale</text:span><text:span text:style-name="T40">s</text:span><text:span text:style-name="T38"> para que el número más pequeño (en magnitud) tenga </text:span><text:span text:style-name="T40">tantos</text:span><text:span text:style-name="T38"> digitos significativos </text:span><text:span text:style-name="T40">como sea posible </text:span><text:span text:style-name="T38">y también para cumplir con </text:span><text:span text:style-name="T41">lo especificado</text:span><text:span text:style-name="T38"> argumento </text:span><text:span text:style-name="T230">nsmall</text:span><text:span text:style-name="T38">. Para la interpretación de </text:span><text:span text:style-name="T42">los</text:span><text:span text:style-name="T38"> números complejos véase </text:span><text:span text:style-name="T244">signif</text:span><text:span text:style-name="T245">()</text:span><text:span text:style-name="T38">.</text:span></text:p>
          </table:table-cell>
        </table:table-row>
        <table:table-row table:style-name="TableLine105553267454720">
          <table:table-cell table:style-name="Table2.A1" office:value-type="string">
            <text:p text:style-name="P44"><text:span text:style-name="Source_20_Text"><text:span text:style-name="T266">nsmall</text:span></text:span></text:p>
            <text:p text:style-name="P62"><text:span text:style-name="Source_20_Text"><text:span text:style-name="T266">digitos.</text:span></text:span></text:p>
            <text:p text:style-name="P62"><text:span text:style-name="Source_20_Text"><text:span text:style-name="T266">decimales</text:span></text:span></text:p>
            <text:p text:style-name="P44"><text:span text:style-name="Source_20_Text"><text:span text:style-name="T266"/></text:span></text:p>
          </table:table-cell>
          <table:table-cell table:style-name="Table2.B1" office:value-type="string">
            <text:p text:style-name="P6"><text:span text:style-name="T24">El número mínimo de dígitos a la derecha del punto decimal al </text:span><text:span text:style-name="T25">codificar el formato de </text:span><text:span text:style-name="T12">números reales o complejos </text:span><text:span text:style-name="T25">en </text:span><text:span text:style-name="T14">notaciones</text:span><text:span text:style-name="T12"> no científic</text:span><text:span text:style-name="T14">a</text:span><text:span text:style-name="T12">s. Los valores permitidos se ubican, incluyéndolos, entre el </text:span><text:span text:style-name="T14">cero</text:span><text:span text:style-name="T12"> y el </text:span><text:span text:style-name="T14">veinte (0 ≤ </text:span><text:span text:style-name="T31">nsmall</text:span><text:span text:style-name="T14"> ≤ 20)</text:span><text:span text:style-name="T12">.</text:span></text:p>
          </table:table-cell>
        </table:table-row>
        <table:table-row table:style-name="TableLine105553267455744">
          <table:table-cell table:style-name="Table2.A1" office:value-type="string">
            <text:p text:style-name="P44"><text:span text:style-name="Source_20_Text"><text:span text:style-name="T266">justify</text:span></text:span></text:p>
            <text:p text:style-name="P61"><text:span text:style-name="Source_20_Text"><text:span text:style-name="T266">justificar</text:span></text:span></text:p>
          </table:table-cell>
          <table:table-cell table:style-name="Table2.B1" office:value-type="string">
            <text:p text:style-name="P10"><text:span text:style-name="T47">J</text:span><text:span text:style-name="T48">ustificado</text:span><text:span text:style-name="T49"> </text:span><text:span text:style-name="T47">para un</text:span><text:span text:style-name="T49"> vector de t</text:span><text:span text:style-name="T207">ipo </text:span><text:span text:style-name="T208">carácter (</text:span><text:span text:style-name="Source_20_Text"><text:span text:style-name="T230">"</text:span></text:span><text:span text:style-name="Source_20_Text"><text:span text:style-name="T243">character</text:span></text:span><text:span text:style-name="Source_20_Text"><text:span text:style-name="T230">"</text:span></text:span><text:span text:style-name="T208">). </text:span><text:span text:style-name="T48">Acepta</text:span><text:span text:style-name="T50"> los valores </text:span><text:span text:style-name="Source_20_Text"><text:span text:style-name="T231">"</text:span></text:span><text:span text:style-name="T232">left</text:span><text:span text:style-name="Source_20_Text"><text:span text:style-name="T231">"</text:span></text:span><text:span text:style-name="T50"> </text:span><text:span text:style-name="T48">para la </text:span><text:span text:style-name="T51">izquierda</text:span><text:span text:style-name="T50">, </text:span><text:span text:style-name="Source_20_Text"><text:span text:style-name="T231">"</text:span></text:span><text:span text:style-name="T232">right</text:span><text:span text:style-name="Source_20_Text"><text:span text:style-name="T231">"</text:span></text:span><text:span text:style-name="T205"> </text:span><text:span text:style-name="T209">para la </text:span><text:span text:style-name="T210">derecha</text:span><text:span text:style-name="T207">,</text:span><text:span text:style-name="T50"> </text:span><text:span text:style-name="Source_20_Text"><text:span text:style-name="T231">"</text:span></text:span><text:span text:style-name="T232">centre</text:span><text:span text:style-name="Source_20_Text"><text:span text:style-name="T231">"</text:span></text:span><text:span text:style-name="T205"> </text:span><text:span text:style-name="T209">para el centro</text:span><text:span text:style-name="T207"> y</text:span><text:span text:style-name="T50"> </text:span><text:span text:style-name="Source_20_Text"><text:span text:style-name="T231">"</text:span></text:span><text:span text:style-name="T232">none</text:span><text:span text:style-name="Source_20_Text"><text:span text:style-name="T231">"</text:span></text:span><text:span text:style-name="T205"> </text:span><text:span text:style-name="T209">para </text:span><text:span text:style-name="T210">ninguno</text:span><text:span text:style-name="T207">, </text:span><text:span text:style-name="T50">los cuales pueden ser abreviados </text:span><text:span text:style-name="T48">con su</text:span><text:span text:style-name="T50"> letra inicial.</text:span></text:p>
          </table:table-cell>
        </table:table-row>
        <table:table-row table:style-name="TableLine105553267441920">
          <table:table-cell table:style-name="Table2.A1" office:value-type="string">
            <text:p text:style-name="P44"><text:span text:style-name="Source_20_Text"><text:span text:style-name="T266">width</text:span></text:span></text:p>
            <text:p text:style-name="P63"><text:span text:style-name="Source_20_Text"><text:span text:style-name="T252">a</text:span></text:span><text:span text:style-name="Source_20_Text"><text:span text:style-name="T255">mplitud</text:span></text:span></text:p>
          </table:table-cell>
          <table:table-cell table:style-name="Table2.B1" office:value-type="string">
            <text:p text:style-name="P7"><text:span text:style-name="T6">Determina la a</text:span><text:span text:style-name="T9">mplitud</text:span><text:span text:style-name="T6"> </text:span><text:span text:style-name="T5">común</text:span><text:span text:style-name="T6">, en número de car</text:span><text:span text:style-name="T11">a</text:span><text:span text:style-name="T6">cteres, </text:span><text:span text:style-name="T4">para</text:span><text:span text:style-name="T5"> los</text:span><text:span text:style-name="T6"> elemento</text:span><text:span text:style-name="T5">s</text:span><text:span text:style-name="T6"> del argumento </text:span><text:span text:style-name="T224">x</text:span><text:span text:style-name="T6">.</text:span><text:span text:style-name="T7"> </text:span><text:span text:style-name="T10">S</text:span><text:span text:style-name="T7">i</text:span><text:span text:style-name="T5"> </text:span><text:span text:style-name="T7">el valor especificado es</text:span><text:span text:style-name="T5"> menor al </text:span><text:span text:style-name="T8">número de caracteres del </text:span><text:span text:style-name="T5">elemento que más </text:span><text:span text:style-name="T9">extendido, </text:span><text:span text:style-name="T10">se aplicará el método </text:span><text:span text:style-name="T35">p</text:span><text:span text:style-name="T34">or omisión</text:span><text:span text:style-name="T36">.</text:span></text:p>
            <text:p text:style-name="P8"><text:span text:style-name="T13">Método </text:span><text:span text:style-name="T33">p</text:span><text:span text:style-name="T29">or </text:span><text:span text:style-name="T32">o</text:span><text:span text:style-name="T29">misión</text:span><text:span text:style-name="T13"> </text:span><text:span text:style-name="T20">(</text:span><text:span text:style-name="T228">default</text:span><text:span text:style-name="T20">)</text:span><text:span text:style-name="T13">: </text:span><text:span text:style-name="T27">Si no se especifica ningún valor </text:span><text:span text:style-name="T28">se entiende que no hay ninguna restricción y</text:span><text:span text:style-name="T26"> </text:span><text:span text:style-name="T13">la </text:span><text:span text:style-name="T27">anchura</text:span><text:span text:style-name="T13"> </text:span><text:span text:style-name="T29">mínima</text:span><text:span text:style-name="T13"> de </text:span><text:span text:style-name="T27">los</text:span><text:span text:style-name="T13"> campo</text:span><text:span text:style-name="T27">s </text:span><text:span text:style-name="T28">se determinará</text:span><text:span text:style-name="T27"> a partir del elemento con el mayor número de caracteres</text:span><text:span text:style-name="T13">.</text:span><text:span text:style-name="T20"> </text:span><text:span text:style-name="T28">Es equivalente a especificar</text:span><text:span text:style-name="T13"> el valor </text:span><text:span text:style-name="T20">nulo</text:span><text:span text:style-name="T13"> (</text:span><text:span text:style-name="T225">NULL</text:span><text:span text:style-name="T13">) </text:span><text:span text:style-name="T21">o 0.</text:span></text:p>
            <text:p text:style-name="P12"><text:span text:style-name="T62">Método</text:span><text:span text:style-name="T68"> </text:span><text:span text:style-name="T69">c</text:span><text:span text:style-name="T70">omo está</text:span><text:span text:style-name="T63"> (</text:span><text:span text:style-name="T238">AsIs</text:span><text:span text:style-name="T63">)</text:span><text:span text:style-name="T62">: </text:span><text:span text:style-name="T64">determina</text:span><text:span text:style-name="T62"> la </text:span><text:span text:style-name="T65">anchura</text:span><text:span text:style-name="T62"> </text:span><text:span text:style-name="T68">máxima </text:span><text:span text:style-name="T62">del campo para objetos </text:span><text:span text:style-name="T66">diferentes al</text:span><text:span text:style-name="T62"> tipo carácter </text:span><text:span text:style-name="T215">(</text:span><text:span text:style-name="Source_20_Text"><text:span text:style-name="T239">"</text:span></text:span><text:span text:style-name="Source_20_Text"><text:span text:style-name="T247">character</text:span></text:span><text:span text:style-name="Source_20_Text"><text:span text:style-name="T239">"</text:span></text:span><text:span text:style-name="T215">)</text:span><text:span text:style-name="T62">. El valor nulo </text:span><text:span text:style-name="T63">(</text:span><text:span text:style-name="T237">NULL</text:span><text:span text:style-name="T238">)</text:span><text:span text:style-name="T62"> corresponde al valor por omisión numérico 12.</text:span></text:p>
          </table:table-cell>
        </table:table-row>
        <table:table-row table:style-name="TableLine105553267457280">
          <table:table-cell table:style-name="Table2.A1" office:value-type="string">
            <text:p text:style-name="P44"><text:span text:style-name="Source_20_Text"><text:span text:style-name="T266">na.encode</text:span></text:span></text:p>
            <text:p text:style-name="P61"><text:span text:style-name="Source_20_Text"><text:span text:style-name="T266">codificacion.</text:span></text:span></text:p>
            <text:p text:style-name="P61"><text:span text:style-name="Source_20_Text"><text:span text:style-name="T266">no.disponibles</text:span></text:span></text:p>
          </table:table-cell>
          <table:table-cell table:style-name="Table2.B1" office:value-type="string">
            <text:p text:style-name="P50"><text:span text:style-name="T62">Valor lógico: ¿deberán las cadenas de valores no disponibles </text:span><text:span text:style-name="T237">NA</text:span><text:span text:style-name="T62"> ser codificadas? Adviértase que esto solo aplica </text:span><text:span text:style-name="T67">para</text:span><text:span text:style-name="T62"> elementos no disponibles </text:span><text:span text:style-name="T237">NA</text:span><text:span text:style-name="T62"> en vectores de tipo carácter y no en vectores numéricos, complejos o lógicos, </text:span><text:span text:style-name="T67">cuyos valores no disponibles</text:span><text:span text:style-name="T62"> siempre serán codificados como </text:span><text:span text:style-name="Source_20_Text"><text:span text:style-name="T234">"</text:span></text:span><text:span text:style-name="T235">NA</text:span><text:span text:style-name="Source_20_Text"><text:span text:style-name="T234">"</text:span></text:span><text:span text:style-name="T62">.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105553267445760">
          <table:table-cell table:style-name="Table3.A1" office:value-type="string">
            <text:p text:style-name="P44"><text:span text:style-name="Source_20_Text"><text:span text:style-name="T266">scientific</text:span></text:span></text:p>
            <text:p text:style-name="P59">notación.</text:p>
            <text:p text:style-name="P59">científica</text:p>
          </table:table-cell>
          <table:table-cell table:style-name="Table3.B1" office:value-type="string">
            <text:p text:style-name="P11"><text:span text:style-name="T52">P</text:span><text:span text:style-name="T53">u</text:span><text:span text:style-name="T54">ed</text:span><text:span text:style-name="T55">e</text:span><text:span text:style-name="T54"> adoptar</text:span><text:span text:style-name="T52"> </text:span><text:span text:style-name="T55">dos tipos de valores. El primero </text:span><text:span text:style-name="T56">será</text:span><text:span text:style-name="T55"> u</text:span><text:span text:style-name="T52">n valor lógico que especifique si los elementos de un vector de números reales o complejos deberá</text:span><text:span text:style-name="T57">n</text:span><text:span text:style-name="T52"> ser codificado</text:span><text:span text:style-name="T56">s</text:span><text:span text:style-name="T52"> en formato de notación científica. </text:span><text:span text:style-name="T55">El segundo </text:span><text:span text:style-name="T56">será</text:span><text:span text:style-name="T55"> un valor de tipo entero</text:span><text:span text:style-name="T58"> </text:span><text:span text:style-name="T54">q</text:span><text:span text:style-name="T55">ue determin</text:span><text:span text:style-name="T59">e</text:span><text:span text:style-name="T55"> el número máximo de cifras a mostrar en notación fija </text:span><text:span text:style-name="T60">(véase </text:span><text:span text:style-name="T233">options(</text:span><text:span text:style-name="Source_20_Text"><text:span text:style-name="T231">"</text:span></text:span><text:span text:style-name="T233">scipen</text:span><text:span text:style-name="Source_20_Text"><text:span text:style-name="T231">"</text:span></text:span><text:span text:style-name="T233">))</text:span><text:span text:style-name="T60">. Los valores f</text:span><text:span text:style-name="T59">altantes</text:span><text:span text:style-name="T60"> corresponderán al </text:span><text:span text:style-name="T55">valor por omisión del </text:span><text:span text:style-name="T61">número </text:span><text:span text:style-name="T55">entero que determine el máximo de cifras a mostrar.</text:span></text:p>
          </table:table-cell>
        </table:table-row>
        <table:table-row table:style-name="TableLine105553267456000">
          <table:table-cell table:style-name="Table3.A1" office:value-type="string">
            <text:p text:style-name="P44"><text:span text:style-name="Source_20_Text"><text:span text:style-name="T266">...</text:span></text:span></text:p>
            <text:p text:style-name="P61"><text:span text:style-name="Source_20_Text"><text:span text:style-name="T266">más.argumentos</text:span></text:span></text:p>
          </table:table-cell>
          <table:table-cell table:style-name="Table3.B1" office:value-type="string">
            <text:p text:style-name="P9"><text:span text:style-name="T2">Otros argumentos </text:span><text:span text:style-name="T3">pasados</text:span><text:span text:style-name="T2"> desde </text:span><text:span text:style-name="T3">o hacia</text:span><text:span text:style-name="T2"> otros métodos.</text:span></text:p>
          </table:table-cell>
        </table:table-row>
        <table:table-row table:style-name="TableLine105553267445248">
          <table:table-cell table:style-name="Table3.A1" office:value-type="string">
            <text:p text:style-name="P44"><text:span text:style-name="Source_20_Text"><text:span text:style-name="T266">big.mark</text:span></text:span></text:p>
            <text:p text:style-name="P64"><text:span text:style-name="Source_20_Text"><text:span text:style-name="T267">separador.de.</text:span></text:span></text:p>
            <text:p text:style-name="P64"><text:span text:style-name="Source_20_Text"><text:span text:style-name="T256">miles</text:span></text:span><text:span text:style-name="Source_20_Text"><text:span text:style-name="T266">, </text:span></text:span></text:p>
            <text:p text:style-name="P46"><text:span text:style-name="Source_20_Text"><text:span text:style-name="T266">big.interval</text:span></text:span></text:p>
            <text:p text:style-name="P64"><text:span text:style-name="Source_20_Text"><text:span text:style-name="T240">intervalo.de.</text:span></text:span></text:p>
            <text:p text:style-name="P64"><text:span text:style-name="Source_20_Text"><text:span text:style-name="T240">magnitudes</text:span></text:span><text:span text:style-name="Source_20_Text"><text:span text:style-name="T266">, </text:span></text:span></text:p>
            <text:p text:style-name="P47"><text:span text:style-name="Source_20_Text"><text:span text:style-name="T266">small.mark</text:span></text:span></text:p>
            <text:p text:style-name="P65"><text:span text:style-name="Source_20_Text"><text:span text:style-name="T267">separador.de.</text:span></text:span></text:p>
            <text:p text:style-name="P47"><text:span text:style-name="Source_20_Text"><text:span text:style-name="T256">mil</text:span></text:span><text:span text:style-name="Source_20_Text"><text:span text:style-name="T257">lonésimas</text:span></text:span><text:span text:style-name="Source_20_Text"><text:span text:style-name="T266">, </text:span></text:span></text:p>
            <text:p text:style-name="P47"><text:span text:style-name="Source_20_Text"><text:span text:style-name="T266">small.interval</text:span></text:span></text:p>
            <text:p text:style-name="P65"><text:span text:style-name="Source_20_Text"><text:span text:style-name="T240">intervalo.de.</text:span></text:span></text:p>
            <text:p text:style-name="P66"><text:span text:style-name="Source_20_Text"><text:span text:style-name="T242">decimales</text:span></text:span><text:span text:style-name="Source_20_Text"><text:span text:style-name="T266">, </text:span></text:span><text:span text:style-name="Source_20_Text"><text:span text:style-name="T277">decimal.mark</text:span></text:span></text:p>
            <text:p text:style-name="Preformatted_20_small_20_text"><text:span text:style-name="Source_20_Text"><text:span text:style-name="T253">p</text:span></text:span><text:span text:style-name="Source_20_Text"><text:span text:style-name="T258">unto.decimal</text:span></text:span><text:span text:style-name="Source_20_Text"><text:span text:style-name="T266">, </text:span></text:span></text:p>
            <text:p text:style-name="P48"><text:span text:style-name="Source_20_Text"><text:span text:style-name="T266">zero.print</text:span></text:span></text:p>
            <text:p text:style-name="P48"><text:span text:style-name="Source_20_Text"><text:span text:style-name="T259">impresion.del.</text:span></text:span></text:p>
            <text:p text:style-name="P48"><text:soft-page-break/><text:span text:style-name="Source_20_Text"><text:span text:style-name="T259">cero</text:span></text:span><text:span text:style-name="Source_20_Text"><text:span text:style-name="T266">, </text:span></text:span></text:p>
            <text:p text:style-name="P44"><text:span text:style-name="Source_20_Text"><text:span text:style-name="T266">drop0trailing</text:span></text:span></text:p>
            <text:p text:style-name="P49"><text:span text:style-name="Source_20_Text"><text:span text:style-name="T261">quitar</text:span></text:span><text:span text:style-name="Source_20_Text"><text:span text:style-name="T259">.cero</text:span></text:span><text:span text:style-name="Source_20_Text"><text:span text:style-name="T260">s.</text:span></text:span></text:p>
            <text:p text:style-name="P49"><text:span text:style-name="Source_20_Text"><text:span text:style-name="T260">sobrantes</text:span></text:span></text:p>
          </table:table-cell>
          <table:table-cell table:style-name="Table3.B1" office:value-type="string">
            <text:p text:style-name="P70"><text:span text:style-name="T272">Argumentos utilizados</text:span><text:span text:style-name="T266"> para hacer más estéticas </text:span><text:span text:style-name="T270">las</text:span><text:span text:style-name="T266"> secuencias numéricas y complejas (algo) largas. Pasado a </text:span><text:span text:style-name="T246">prettyNum</text:span><text:span text:style-name="T214"> </text:span><text:span text:style-name="T216">cuya</text:span><text:span text:style-name="T214"> p</text:span><text:span text:style-name="T266">ágina de ayuda </text:span><text:span text:style-name="T273">también </text:span><text:span text:style-name="T266">explica los detallles.</text:span></text:p>
            <text:p text:style-name="P70"><text:span text:style-name="Source_20_Text"><text:span text:style-name="T266">big.mark</text:span></text:span><text:span text:style-name="Source_20_Text"><text:span text:style-name="T214"> </text:span></text:span><text:span text:style-name="Source_20_Text"><text:span text:style-name="T271">r</text:span></text:span><text:span text:style-name="Source_20_Text"><text:span text:style-name="T217">ecibe el símbolo utilizado para la separación de miles (</text:span></text:span><text:span text:style-name="Source_20_Text"><text:span text:style-name="T218">v.g.</text:span></text:span><text:span text:style-name="Source_20_Text"><text:span text:style-name="T217"> un espacio en blanco o una coma).</text:span></text:span></text:p>
            <text:p text:style-name="P69"><text:span text:style-name="Source_20_Text"><text:span text:style-name="T271">big.interval</text:span></text:span><text:span text:style-name="Source_20_Text"><text:span text:style-name="T217"> recibe un valor numérico entero y separa las magnitudes. El valor por omisión está fijado en 3 para que automáticamente </text:span></text:span><text:span text:style-name="Source_20_Text"><text:span text:style-name="T271">big.mark</text:span></text:span><text:span text:style-name="Source_20_Text"><text:span text:style-name="T217"> </text:span></text:span><text:span text:style-name="Source_20_Text"><text:span text:style-name="T220">pueda realizar la</text:span></text:span><text:span text:style-name="Source_20_Text"><text:span text:style-name="T217"> separación de miles, pero puede cambiarse a </text:span></text:span><text:span text:style-name="Source_20_Text"><text:span text:style-name="T219">cualquier valor </text:span></text:span><text:span text:style-name="Source_20_Text"><text:span text:style-name="T211">siempre y cuando lo permita la memoria del sistema.</text:span></text:span></text:p>
            <text:p text:style-name="P69"><text:span text:style-name="Source_20_Text"><text:span text:style-name="T276">small.mark</text:span></text:span><text:span text:style-name="Source_20_Text"><text:span text:style-name="T213"> </text:span></text:span><text:span text:style-name="Source_20_Text"><text:span text:style-name="T212">recibe el símbolo utilizado para la separación de millonésimas en los valores decimales.</text:span></text:span></text:p>
            <text:p text:style-name="P66"><text:span text:style-name="Source_20_Text"><text:span text:style-name="T278">decimal.mark</text:span></text:span><text:span text:style-name="Source_20_Text"><text:span text:style-name="T283"> </text:span></text:span><text:span text:style-name="Source_20_Text"><text:span text:style-name="T284">recibe el símbolo de separación de decimales. El valor por </text:span></text:span><text:soft-page-break/><text:span text:style-name="Source_20_Text"><text:span text:style-name="T284">omisión es el punto </text:span></text:span><text:span text:style-name="Source_20_Text"><text:span text:style-name="T280">"</text:span></text:span><text:span text:style-name="Source_20_Text"><text:span text:style-name="T281">.</text:span></text:span><text:span text:style-name="Source_20_Text"><text:span text:style-name="T280">"</text:span></text:span><text:span text:style-name="Source_20_Text"><text:span text:style-name="T285">.</text:span></text:span></text:p>
            <text:p text:style-name="P66"><text:span text:style-name="Source_20_Text"><text:span text:style-name="T285"/></text:span></text:p>
            <text:p text:style-name="P67"><text:span text:style-name="Source_20_Text"><text:span text:style-name="T279">zero.print</text:span></text:span><text:span text:style-name="Source_20_Text"><text:span text:style-name="T286"> especifica cómo deberán mostrarse los valores iguales a 0.</text:span></text:span></text:p>
            <text:p text:style-name="P67"><text:span text:style-name="Source_20_Text"><text:span text:style-name="T286"/></text:span></text:p>
            <text:p text:style-name="P68"><text:span text:style-name="Source_20_Text"><text:span text:style-name="T282">drop0trailing</text:span></text:span><text:span text:style-name="Source_20_Text"><text:span text:style-name="T287"> </text:span></text:span><text:span text:style-name="Source_20_Text"><text:span text:style-name="T288">un valor lógico que especifica si los ceros sobrantes después del punto decimal deberán </text:span></text:span><text:span text:style-name="Source_20_Text"><text:span text:style-name="T289">imprimirse</text:span></text:span><text:span text:style-name="Source_20_Text"><text:span text:style-name="T288">.</text:span></text:span></text:p>
            <text:p text:style-name="P66"><text:span text:style-name="Source_20_Text"><text:span text:style-name="T285"/></text:span></text:p>
          </table:table-cell>
        </table:table-row>
      </table:table>
      <text:h text:style-name="P2" text:outline-level="2"><text:bookmark-start text:name="__RefHeading___Toc15887_4010606591"/>4. Detalles<text:bookmark-end text:name="__RefHeading___Toc15887_4010606591"/></text:h>
      <text:p text:style-name="P21"><text:span text:style-name="T155">format</text:span><text:span text:style-name="T157">()</text:span><text:span text:style-name="T74"> es una función genérica. </text:span><text:span text:style-name="T86">Además</text:span><text:span text:style-name="T74"> de los métodos aquí descritos, </text:span><text:span text:style-name="T73">también </text:span><text:span text:style-name="T74">están los métodos para objetos </text:span><text:span text:style-name="T107">de</text:span><text:span text:style-name="T74"> fecha (véase </text:span><text:span text:style-name="T155">format.Date</text:span><text:span text:style-name="T157">()</text:span><text:span text:style-name="T74">), fecha-hora (véase </text:span><text:span text:style-name="T155">format.POSIXct</text:span><text:span text:style-name="T157">()</text:span><text:span text:style-name="T74">) y </text:span><text:span text:style-name="T73">para </text:span><text:span text:style-name="T74">otras clases tales como </text:span><text:span text:style-name="T155">format.octmode</text:span><text:span text:style-name="T157">()</text:span><text:span text:style-name="T74"> y </text:span><text:span text:style-name="T155">format.dist</text:span><text:span text:style-name="T157">()</text:span><text:span text:style-name="T74">.</text:span></text:p>
      <text:p text:style-name="P51"><text:span text:style-name="Source_20_Text"><text:span text:style-name="T162">format.data.frame</text:span></text:span><text:span text:style-name="Source_20_Text"><text:span text:style-name="T163">()</text:span></text:span><text:span text:style-name="Source_20_Text"><text:span text:style-name="T145"> </text:span></text:span><text:span text:style-name="Source_20_Text"><text:span text:style-name="T146">formatea una estructura de datos (</text:span></text:span><text:span text:style-name="Source_20_Text"><text:span text:style-name="T147">clase </text:span></text:span><text:span text:style-name="Source_20_Text"><text:span text:style-name="T113">"</text:span></text:span><text:span text:style-name="Source_20_Text"><text:span text:style-name="T164">data.frame</text:span></text:span><text:span text:style-name="Source_20_Text"><text:span text:style-name="T114">"</text:span></text:span><text:span text:style-name="Source_20_Text"><text:span text:style-name="T146">) columna por columna, aplicando el método </text:span></text:span><text:span text:style-name="Source_20_Text"><text:span text:style-name="T148">de</text:span></text:span><text:span text:style-name="Source_20_Text"><text:span text:style-name="T146"> </text:span></text:span><text:span text:style-name="Source_20_Text"><text:span text:style-name="T164">format</text:span></text:span><text:span text:style-name="Source_20_Text"><text:span text:style-name="T163">()</text:span></text:span><text:span text:style-name="Source_20_Text"><text:span text:style-name="T146"> apropiado para cada columna. Los métodos para </text:span></text:span><text:span text:style-name="Source_20_Text"><text:span text:style-name="T149">las </text:span></text:span><text:span text:style-name="Source_20_Text"><text:span text:style-name="T146">columnas son a menudo similares a </text:span></text:span><text:span text:style-name="Source_20_Text"><text:span text:style-name="T164">as.character</text:span></text:span><text:span text:style-name="Source_20_Text"><text:span text:style-name="T165">()</text:span></text:span><text:span text:style-name="Source_20_Text"><text:span text:style-name="T146"> pero ofrecen mayor control. Las columnas de</text:span></text:span><text:span text:style-name="Source_20_Text"><text:span text:style-name="T147"> </text:span></text:span><text:span text:style-name="Source_20_Text"><text:span text:style-name="T146">matrices (</text:span></text:span><text:span text:style-name="Source_20_Text"><text:span text:style-name="T114">"</text:span></text:span><text:span text:style-name="Source_20_Text"><text:span text:style-name="T164">matrix</text:span></text:span><text:span text:style-name="Source_20_Text"><text:span text:style-name="T114">"</text:span></text:span><text:span text:style-name="Source_20_Text"><text:span text:style-name="T146">) y estructuras de datos (</text:span></text:span><text:span text:style-name="Source_20_Text"><text:span text:style-name="T164">"data.frame"</text:span></text:span><text:span text:style-name="Source_20_Text"><text:span text:style-name="T146">) </text:span></text:span><text:span text:style-name="Source_20_Text"><text:span text:style-name="T150">serán convertidas </text:span></text:span><text:span text:style-name="Source_20_Text"><text:span text:style-name="T149">en</text:span></text:span><text:span text:style-name="Source_20_Text"><text:span text:style-name="T150"> columnas separadas en el resultado, y a las columnas de tipo carácter (normalmente </text:span></text:span><text:span text:style-name="Source_20_Text"><text:span text:style-name="T149">a</text:span></text:span><text:span text:style-name="Source_20_Text"><text:span text:style-name="T150"> todas) les será otorgada la clase </text:span></text:span><text:span text:style-name="Source_20_Text"><text:span text:style-name="T115">"</text:span></text:span><text:span text:style-name="Source_20_Text"><text:span text:style-name="T184">AsIs</text:span></text:span><text:span text:style-name="Source_20_Text"><text:span text:style-name="T137">"</text:span></text:span><text:span text:style-name="Source_20_Text"><text:span text:style-name="T150">.</text:span></text:span></text:p>
      <text:p text:style-name="P44"><text:span text:style-name="Source_20_Text"><text:span text:style-name="T150"/></text:span></text:p>
      <text:p text:style-name="P22"><text:span text:style-name="T158">format.factor</text:span><text:span text:style-name="T159">()</text:span><text:span text:style-name="T143"> co</text:span><text:span text:style-name="T87">nvierte </text:span><text:span text:style-name="T88">a</text:span><text:span text:style-name="T87">l factor </text:span><text:span text:style-name="T88">en</text:span><text:span text:style-name="T87"> un vector de caracteres y luego llama al método por omisión (y de ese modo se aplica </text:span><text:span text:style-name="T158">justify</text:span><text:span text:style-name="T87">).</text:span></text:p>
      <text:p text:style-name="P25"><text:span text:style-name="Source_20_Text"><text:span text:style-name="T162">format.AsIs</text:span></text:span><text:span text:style-name="Source_20_Text"><text:span text:style-name="T166">()</text:span></text:span><text:span text:style-name="Source_20_Text"><text:span text:style-name="T112"> </text:span></text:span><text:span text:style-name="Source_20_Text"><text:span text:style-name="T116">se encarga de las columnas de objetos complicados que han sido extraídos desde una estructura de datos </text:span></text:span><text:span text:style-name="Source_20_Text"><text:span text:style-name="T146">(</text:span></text:span><text:span text:style-name="Source_20_Text"><text:span text:style-name="T164">"data.frame"</text:span></text:span><text:span text:style-name="Source_20_Text"><text:span text:style-name="T146">)</text:span></text:span><text:span text:style-name="Source_20_Text"><text:span text:style-name="T116">. Los objetos </text:span></text:span><text:span text:style-name="Source_20_Text"><text:span text:style-name="T117">de </text:span></text:span><text:span text:style-name="Source_20_Text"><text:span text:style-name="T116">tipo carácter y las matrices (atómic</text:span></text:span><text:span text:style-name="Source_20_Text"><text:span text:style-name="T118">a</text:span></text:span><text:span text:style-name="Source_20_Text"><text:span text:style-name="T116">s) son pasadas al método por omisión por lo que el argumento </text:span></text:span><text:span text:style-name="Source_20_Text"><text:span text:style-name="T167">width</text:span></text:span><text:span text:style-name="Source_20_Text"><text:span text:style-name="T116"> no </text:span></text:span><text:span text:style-name="Source_20_Text"><text:span text:style-name="T118">les</text:span></text:span><text:span text:style-name="Source_20_Text"><text:span text:style-name="T116"> aplica. </text:span></text:span><text:span text:style-name="Source_20_Text"><text:span text:style-name="T119">De otra manera, llama a </text:span></text:span><text:span text:style-name="Source_20_Text"><text:span text:style-name="T185">toString</text:span></text:span><text:span text:style-name="Source_20_Text"><text:span text:style-name="T119"> para convertir el objeto a </text:span></text:span><text:span text:style-name="Source_20_Text"><text:span text:style-name="T120">uno de tipo</text:span></text:span><text:span text:style-name="Source_20_Text"><text:span text:style-name="T119"> carácter (elemento por elemento, de tratarse de un vector o lista) y luego justifica a la derecha el resultado.</text:span></text:span></text:p>
      <text:p text:style-name="P23"><text:span text:style-name="T91">La justificación para los vectores de tipo carácter (y objetos convertidos a vectores de tipo carácter por sus métodos) es realizada </text:span><text:span text:style-name="T89">sobre</text:span><text:span text:style-name="T91"> la </text:span><text:span text:style-name="T92">amplitud</text:span><text:span text:style-name="T91"> de despliegue (véase </text:span><text:span text:style-name="T180">nchar</text:span><text:span text:style-name="T183">()</text:span><text:span text:style-name="T91">), </text:span><text:span text:style-name="T75">tomando en cuenta los caracteres de doble </text:span><text:span text:style-name="T90">a</text:span><text:span text:style-name="T92">mplitud</text:span><text:span text:style-name="T75"> y el </text:span><text:span text:style-name="T95">despliegue</text:span><text:span text:style-name="T75"> de caracteres especiales (como las secuencias de escape, incluyendo la barra diagonal invertida <text:s/></text:span><text:span text:style-name="T144">( </text:span><text:span text:style-name="T160">\</text:span><text:span text:style-name="T144"> )</text:span><text:span text:style-name="T75"> pero no las dobles comillas: véase </text:span><text:span text:style-name="T181">print.default</text:span><text:span text:style-name="T182">()</text:span><text:span text:style-name="T144">)</text:span><text:span text:style-name="T75">. Así, </text:span><text:span text:style-name="T92">la amplitud</text:span><text:span text:style-name="T75"> se muestra como lo haría </text:span><text:span text:style-name="T160">print(quote = FALSE)</text:span><text:span text:style-name="T75"> y no como lo haría </text:span><text:span text:style-name="T181">cat</text:span><text:span text:style-name="T182">()</text:span><text:span text:style-name="T75">. Las cadenas de car</text:span><text:span text:style-name="T95">a</text:span><text:span text:style-name="T75">cteres son rellenadas con espacios en blanco </text:span><text:span text:style-name="T76">hasta alcanzar </text:span><text:span text:style-name="T93">la amplitud</text:span><text:span text:style-name="T76"> de despli</text:span><text:span text:style-name="T95">e</text:span><text:span text:style-name="T76">gue del elemento más </text:span><text:span text:style-name="T93">extendido</text:span><text:span text:style-name="T76">. Si </text:span><text:span text:style-name="T93">el argumento </text:span><text:span text:style-name="T161">na.enconde = FALSE</text:span><text:span text:style-name="T76"> las cadenas de caracteres faltantes no serán incluídas en el cálculo de</text:span><text:span text:style-name="T90"> la </text:span><text:span text:style-name="T93">amplitud</text:span><text:span text:style-name="T76"> y no serán codificadas.</text:span></text:p>
      <text:p text:style-name="P52"><text:span text:style-name="T128">Los vectores numéricos están codificados con el número mínimo de posiciones decimales neces</text:span><text:span text:style-name="T129">arias</text:span><text:span text:style-name="T128"> para desplegar todos los elementos </text:span><text:span text:style-name="T130">hasta el número de dígitos significativos señalado por digits. Sin embargo, si todos los elementos tienen ceros a</text:span><text:span text:style-name="T129">l final, el número de posiciones decimales se reducirá hasta </text:span><text:span text:style-name="T131">igualar</text:span><text:span text:style-name="T129"> </text:span><text:span text:style-name="T131">a</text:span><text:span text:style-name="T129">l argumento </text:span><text:span text:style-name="T170">nsmall</text:span><text:span text:style-name="T129"> o hasta que al menos un elemento tenga un dígito </text:span><text:span text:style-name="T131">final</text:span><text:span text:style-name="T129"> diferente de cero. Véase también la documentación de los argumentos </text:span><text:span text:style-name="T170">big.*</text:span><text:span text:style-name="T129">, </text:span><text:span text:style-name="T170">small.*</text:span><text:span text:style-name="T129">, </text:span><text:span text:style-name="T131">etcétera,</text:span><text:span text:style-name="T129"> más arriba. </text:span><text:span text:style-name="T132">Véase la nota en la página de ayuda de </text:span><text:span text:style-name="T171">print.default</text:span><text:span text:style-name="T172">()</text:span><text:span text:style-name="T132"> acerca de los valores para el argumento </text:span><text:span text:style-name="T171">digits</text:span><text:span text:style-name="T132"> que sean mayores o iguales a 16 </text:span><text:span text:style-name="T121">(</text:span><text:span text:style-name="T138">d</text:span><text:span text:style-name="T139">í</text:span><text:span text:style-name="T138">git</text:span><text:span text:style-name="T139">os</text:span><text:span text:style-name="T132"> ≥ 16</text:span><text:span text:style-name="T121">)</text:span><text:span text:style-name="T132">.</text:span></text:p>
      <text:p text:style-name="P36"/>
      <text:p text:style-name="P20"><text:span text:style-name="T266">Los vectores de tipo </text:span><text:span text:style-name="T268">sin procesar</text:span><text:span text:style-name="T266"> (</text:span><text:span text:style-name="Source_20_Text"><text:span text:style-name="T241">"</text:span></text:span><text:span text:style-name="T236">raw</text:span><text:span text:style-name="Source_20_Text"><text:span text:style-name="T241">"</text:span></text:span><text:span text:style-name="T266">) son convertidos a su representación </text:span><text:span text:style-name="T269">hexadecimal</text:span><text:span text:style-name="T266"> de dos dígitos por </text:span><text:span text:style-name="T246">as.characte</text:span><text:span text:style-name="T248">r</text:span><text:span text:style-name="T264">.</text:span></text:p>
      <text:p text:style-name="P26"><text:span text:style-name="T172">f</text:span><text:span text:style-name="T173">ormat.default(x)</text:span><text:span text:style-name="T133"> </text:span><text:span text:style-name="T134">permite </text:span><text:span text:style-name="T133">ahora una cadena “mínima” cuando </text:span><text:span text:style-name="T187">isS4(x)</text:span><text:span text:style-name="T133"> es verdadero.</text:span></text:p>
      <text:p text:style-name="P50"><text:soft-page-break/><text:span text:style-name="T112">El código interno respeta la opción </text:span><text:span text:style-name="T162">getOption(</text:span><text:span text:style-name="Source_20_Text"><text:span text:style-name="T162">"OutDec"</text:span></text:span><text:span text:style-name="T162">)</text:span><text:span text:style-name="T112"> para el signo decimal (argumento </text:span><text:span text:style-name="T162">decimal.mark</text:span><text:span text:style-name="T112">), de forma que si </text:span><text:span text:style-name="T136">es establecido con otro signo que </text:span><text:span text:style-name="T112">no sea </text:span><text:span text:style-name="Source_20_Text"><text:span text:style-name="T162">"."</text:span></text:span><text:span text:style-name="Source_20_Text"><text:span text:style-name="T112"> entonces </text:span></text:span><text:span text:style-name="Source_20_Text"><text:span text:style-name="T136">este</text:span></text:span><text:span text:style-name="Source_20_Text"><text:span text:style-name="T112"> toma</text:span></text:span><text:span text:style-name="Source_20_Text"><text:span text:style-name="T121">rá</text:span></text:span><text:span text:style-name="Source_20_Text"><text:span text:style-name="T112"> precedencia sobre </text:span></text:span><text:span text:style-name="Source_20_Text"><text:span text:style-name="T162">decimal.mark</text:span></text:span><text:span text:style-name="Source_20_Text"><text:span text:style-name="T112">.</text:span></text:span></text:p>
      <text:h text:style-name="P1" text:outline-level="2"><text:bookmark-start text:name="__RefHeading___Toc15889_4010606591"/>5. Valor devuelto<text:bookmark-end text:name="__RefHeading___Toc15889_4010606591"/></text:h>
      <text:p text:style-name="P27"><text:span text:style-name="T135">Un objeto de estructura similar a </text:span><text:span text:style-name="T174">x</text:span><text:span text:style-name="T135"> que contiene las representaciones de carácter de los elementos del primer argumento x en un formato común y en la codificación actual de la configuración regional del sistema.</text:span></text:p>
      <text:p text:style-name="P29"><text:span text:style-name="T112">Para valores del argumento </text:span><text:span text:style-name="T162">x</text:span><text:span text:style-name="T112"> que sean de tipo caracter, numérico, complejo o factor, las dimensiones (atributo </text:span><text:span text:style-name="Source_20_Text"><text:span text:style-name="T164">"</text:span></text:span><text:span text:style-name="T162">dims</text:span><text:span text:style-name="Source_20_Text"><text:span text:style-name="T164">"</text:span></text:span><text:span text:style-name="T112">) y los nombres de las dimensiones (atributo </text:span><text:span text:style-name="Source_20_Text"><text:span text:style-name="T164">"</text:span></text:span><text:span text:style-name="T162">dimnames</text:span><text:span text:style-name="Source_20_Text"><text:span text:style-name="T164">"</text:span></text:span><text:span text:style-name="T112">) </text:span><text:span text:style-name="T122">son mantenidas en las matrices/arreglos, y los nombres (atributo </text:span><text:span text:style-name="Source_20_Text"><text:span text:style-name="T164">"</text:span></text:span><text:span text:style-name="T168">names</text:span><text:span text:style-name="Source_20_Text"><text:span text:style-name="T164">"</text:span></text:span><text:span text:style-name="T122">) </text:span><text:span text:style-name="T123">lo </text:span><text:span text:style-name="T122">son en los vectores. Ningún otro atributo se mantiene.</text:span></text:p>
      <text:p text:style-name="P53"><text:span text:style-name="T122">S </text:span><text:span text:style-name="T168">x</text:span><text:span text:style-name="T122"> es una lista, el resultado es un vector de caracteres obtenido de aplicar </text:span><text:span text:style-name="T168">format.default(x,...)</text:span><text:span text:style-name="T122"> a cada elemento de la lista, después de desenlistar los elementos que sean listas ellos mismos con </text:span><text:span text:style-name="T186">unlist</text:span><text:span text:style-name="T122">, y luego de colapsar el resultado por cada elemento con</text:span><text:span text:style-name="T124"> </text:span><text:span text:style-name="T169">paste(collapse = </text:span><text:span text:style-name="Source_20_Text"><text:span text:style-name="T164">"</text:span></text:span><text:span text:style-name="T169">,</text:span><text:span text:style-name="Source_20_Text"><text:span text:style-name="T164">"</text:span></text:span><text:span text:style-name="T169">)</text:span><text:span text:style-name="T124">. Los valores por omisión para los argumentos son </text:span><text:span text:style-name="T169">trim = TRUE</text:span><text:span text:style-name="T124">, </text:span><text:span text:style-name="T169">justify = <text:s/></text:span><text:span text:style-name="Source_20_Text"><text:span text:style-name="T169">"none"</text:span></text:span><text:span text:style-name="Source_20_Text"><text:span text:style-name="T124"> ya que el usuario </text:span></text:span><text:span text:style-name="Source_20_Text"><text:span text:style-name="T125">no desea </text:span></text:span><text:span text:style-name="Source_20_Text"><text:span text:style-name="T124">usualmente</text:span></text:span><text:span text:style-name="Source_20_Text"><text:span text:style-name="T125"> que las cadenas colapsadas queden alineadas.</text:span></text:span></text:p>
      <text:h text:style-name="P4" text:outline-level="2"><text:bookmark-start text:name="__RefHeading___Toc15891_4010606591"/><text:span text:style-name="T199">6. </text:span><text:span text:style-name="T198">Referenc</text:span><text:span text:style-name="T200">ias</text:span><text:bookmark-end text:name="__RefHeading___Toc15891_4010606591"/></text:h>
      <text:p text:style-name="P17"><text:span text:style-name="T72">Becker, Richard A., John M. Chambers, y Allan R. Wilks. </text:span><text:span text:style-name="T110">The New S Language</text:span><text:span text:style-name="T72">. Wadsworth &amp; Brookscole. Boca Raton, FL: CRC Press, 1988.</text:span></text:p>
      <text:h text:style-name="P4" text:outline-level="2"><text:bookmark-start text:name="__RefHeading___Toc15893_4010606591"/>7. Véase también<text:bookmark-end text:name="__RefHeading___Toc15893_4010606591"/></text:h>
      <text:p text:style-name="P24"><text:a xlink:type="simple" xlink:href="http://127.0.0.1:27264/help/library/base/help/format.info" text:style-name="Internet_20_link" text:visited-style-name="Visited_20_Internet_20_Link"><text:span text:style-name="Source_20_Text"><text:span text:style-name="T188">format.info</text:span></text:span></text:a><text:span text:style-name="Source_20_Text"><text:span text:style-name="T189">()</text:span></text:span><text:span text:style-name="Source_20_Text"><text:span text:style-name="T112"> </text:span></text:span><text:span text:style-name="T126">i</text:span><text:span text:style-name="T127">ndic</text:span><text:span text:style-name="T126">a</text:span><text:span text:style-name="T127"> cómo deberá ser estilizado el formato de un vector atómico.</text:span></text:p>
      <text:p text:style-name="P30"><text:a xlink:type="simple" xlink:href="http://127.0.0.1:27264/help/library/base/help/formatC" text:style-name="Internet_20_link" text:visited-style-name="Visited_20_Internet_20_Link"><text:span text:style-name="Source_20_Text"><text:span text:style-name="T188">formatC</text:span></text:span></text:a><text:span text:style-name="Source_20_Text"><text:span text:style-name="T189">()</text:span></text:span><text:span text:style-name="T112">, </text:span><text:a xlink:type="simple" xlink:href="http://127.0.0.1:27264/help/library/base/help/paste" text:style-name="Internet_20_link" text:visited-style-name="Visited_20_Internet_20_Link"><text:span text:style-name="Source_20_Text"><text:span text:style-name="T188">paste</text:span></text:span></text:a><text:span text:style-name="Source_20_Text"><text:span text:style-name="T189">()</text:span></text:span><text:span text:style-name="T112">, </text:span><text:a xlink:type="simple" xlink:href="http://127.0.0.1:27264/help/library/base/help/as.character" text:style-name="Internet_20_link" text:visited-style-name="Visited_20_Internet_20_Link"><text:span text:style-name="Source_20_Text"><text:span text:style-name="T188">as.character</text:span></text:span></text:a><text:span text:style-name="Source_20_Text"><text:span text:style-name="T189">()</text:span></text:span><text:span text:style-name="T112">, </text:span><text:a xlink:type="simple" xlink:href="http://127.0.0.1:27264/help/library/base/help/sprintf" text:style-name="Internet_20_link" text:visited-style-name="Visited_20_Internet_20_Link"><text:span text:style-name="Source_20_Text"><text:span text:style-name="T188">sprintf</text:span></text:span></text:a><text:span text:style-name="Source_20_Text"><text:span text:style-name="T189">()</text:span></text:span><text:span text:style-name="T112">, </text:span><text:a xlink:type="simple" xlink:href="http://127.0.0.1:27264/help/library/base/help/print" text:style-name="Internet_20_link" text:visited-style-name="Visited_20_Internet_20_Link"><text:span text:style-name="Source_20_Text"><text:span text:style-name="T188">print</text:span></text:span></text:a><text:span text:style-name="Source_20_Text"><text:span text:style-name="T189">()</text:span></text:span><text:span text:style-name="T112">, </text:span><text:a xlink:type="simple" xlink:href="http://127.0.0.1:27264/help/library/base/help/prettyNum" text:style-name="Internet_20_link" text:visited-style-name="Visited_20_Internet_20_Link"><text:span text:style-name="Source_20_Text"><text:span text:style-name="T188">prettyNum</text:span></text:span></text:a><text:span text:style-name="Source_20_Text"><text:span text:style-name="T189">()</text:span></text:span><text:span text:style-name="T112">, </text:span><text:a xlink:type="simple" xlink:href="http://127.0.0.1:27264/help/library/base/help/toString" text:style-name="Internet_20_link" text:visited-style-name="Visited_20_Internet_20_Link"><text:span text:style-name="Source_20_Text"><text:span text:style-name="T188">toString</text:span></text:span></text:a><text:span text:style-name="Source_20_Text"><text:span text:style-name="T189">()</text:span></text:span><text:span text:style-name="T112">, </text:span><text:a xlink:type="simple" xlink:href="http://127.0.0.1:27264/help/library/base/help/encodeString" text:style-name="Internet_20_link" text:visited-style-name="Visited_20_Internet_20_Link"><text:span text:style-name="Source_20_Text"><text:span text:style-name="T188">encodeString</text:span></text:span></text:a><text:span text:style-name="Source_20_Text"><text:span text:style-name="T189">()</text:span></text:span><text:span text:style-name="T112">.</text:span></text:p>
      <text:h text:style-name="P3" text:outline-level="2"><text:bookmark-start text:name="__RefHeading___Toc15895_4010606591"/><text:span text:style-name="T195">8. </text:span><text:span text:style-name="T193">E</text:span><text:span text:style-name="T194">jemplos</text:span><text:bookmark-end text:name="__RefHeading___Toc15895_4010606591"/></text:h>
      <text:p text:style-name="P19">format(1:10)</text:p>
      <text:p text:style-name="P37">format(1:10, trim = TRUE)</text:p>
      <text:p text:style-name="P42"/>
      <text:p text:style-name="P37">zz &lt;- data.frame("(row names)"= c("aaaaa", "b"), check.names = FALSE)</text:p>
      <text:p text:style-name="P37">format(zz)</text:p>
      <text:p text:style-name="P37">format(zz, justify = "left")</text:p>
      <text:p text:style-name="P42"/>
      <text:p text:style-name="P42"><text:span text:style-name="T141">## </text:span><text:span text:style-name="T142">utilización de nsmall</text:span></text:p>
      <text:p text:style-name="P37">format(13.7)</text:p>
      <text:p text:style-name="P37">format(13.7, nsmall = 3)</text:p>
      <text:p text:style-name="P37">format(c(6.0, 13.1), digits = 2)</text:p>
      <text:p text:style-name="P37">format(c(6.0, 13.1), digits = 2, nsmall = 1)</text:p>
      <text:p text:style-name="P42"/>
      <text:p text:style-name="P37">## u<text:span text:style-name="T249">tilización de la notación científica</text:span></text:p>
      <text:p text:style-name="P37">format(2^31-1)</text:p>
      <text:p text:style-name="P37">format(2^31-1, scientific = TRUE)</text:p>
      <text:p text:style-name="P42"/>
      <text:p text:style-name="P42"><text:span text:style-name="T141">## </text:span><text:span text:style-name="T142">una lista</text:span></text:p>
      <text:p text:style-name="P37">z &lt;- list(a = letters[1:3], b = (-pi+0i)^((-2:2)/2), c = c(1,10,100,1000),</text:p>
      <text:p text:style-name="P39"><text:s text:c="10"/><text:span text:style-name="T1">d = c("a", "longer", "character", "string"),</text:span></text:p>
      <text:p text:style-name="P39"><text:s text:c="10"/><text:span text:style-name="T1">q = quote( a + b ), e = expression(1+x))</text:span></text:p>
      <text:p text:style-name="P43">## <text:span text:style-name="T250">puedes encontrar las "2" pequeñas diferencias</text:span>?</text:p>
      <text:p text:style-name="P37"><text:soft-page-break/>(f1 &lt;- format(z, digits = 2))</text:p>
      <text:p text:style-name="P37">(f2 &lt;- format(z, digits = 2, justify = "left", trim = FALSE))</text:p>
      <text:p text:style-name="P37">f1 == f2 ## 2 FALSE, 4 TRUE</text:p>
      <text:p text:style-name="P42"/>
      <text:p text:style-name="P38">## Un format() "mínimo" para objetos de S4 sin su propio método format()</text:p>
      <text:p text:style-name="P37">cc &lt;- methods::getClassDef("standardGeneric")</text:p>
      <text:p text:style-name="P15">format(cc) ## "&lt;S4 class ......&gt;"</text:p>
      <text:h text:style-name="P18" text:outline-level="3"><text:span text:style-name="T275">9</text:span>. <text:span text:style-name="T274">Sobre la t</text:span>raducción</text:h>
      <text:p text:style-name="P28"><text:span text:style-name="T96">La t</text:span><text:span text:style-name="T97">raduc</text:span><text:span text:style-name="T96">ción</text:span><text:span text:style-name="T97"> al español </text:span><text:span text:style-name="T96">de esta página </text:span><text:span text:style-name="T98">de ayuda</text:span><text:span text:style-name="T96"> está basada en la </text:span><text:span text:style-name="T99">d</text:span><text:span text:style-name="T108">ocumentación </text:span><text:span text:style-name="T109">original</text:span><text:span text:style-name="T108"> </text:span><text:span text:style-name="T109">de</text:span><text:span text:style-name="T111"> </text:span><text:span text:style-name="T201">R</text:span><text:span text:style-name="T202"> </text:span><text:span text:style-name="T96">para </text:span><text:span text:style-name="T99">la</text:span><text:span text:style-name="T96"> versión 4.0.0. Fue realizada por</text:span><text:span text:style-name="T97"> Sicabí Cruz </text:span><text:span text:style-name="T99">Salinas (</text:span><text:span text:style-name="T192">@Sicabi</text:span><text:span text:style-name="T99">) </text:span><text:span text:style-name="T96">el </text:span><text:span text:style-name="T97">1</text:span><text:span text:style-name="T96">1</text:span><text:span text:style-name="T97"> de mayo de 2020. </text:span><text:span text:style-name="T96">Es una traducción libre que </text:span><text:span text:style-name="T100">favorece</text:span><text:span text:style-name="T96"> el desdoblamiento de las indicaciones </text:span><text:span text:style-name="T100">y los conceptos </text:span><text:span text:style-name="T96">por encima de </text:span><text:span text:style-name="T99">un estilo</text:span><text:span text:style-name="T102"> </text:span><text:span text:style-name="T106">literal</text:span><text:span text:style-name="T99">. </text:span><text:span text:style-name="T106">Es decir,</text:span><text:span text:style-name="T99"> </text:span><text:span text:style-name="T106">s</text:span><text:span text:style-name="T101">e han traducido exactamente las ideas, no las palabras. </text:span><text:span text:style-name="T99">No obstante, no </text:span><text:span text:style-name="T105">se</text:span><text:span text:style-name="T99"> modificó el orden de los párrafos </text:span><text:span text:style-name="T100">originales</text:span><text:span text:style-name="T99"> </text:span><text:span text:style-name="T98">y</text:span><text:span text:style-name="T99"> </text:span><text:span text:style-name="T98">tampoco</text:span><text:span text:style-name="T99"> </text:span><text:span text:style-name="T105">se </text:span><text:span text:style-name="T99">introduce</text:span><text:span text:style-name="T106">n</text:span><text:span text:style-name="T99"> temas o ejemplos </text:span><text:span text:style-name="T98">de código</text:span><text:span text:style-name="T99"> distintos a la documentación del programa.</text:span><text:span text:style-name="T101"> </text:span><text:span text:style-name="T106">Finalmente</text:span><text:span text:style-name="T101">, se </text:span><text:span text:style-name="T106">introduce</text:span><text:span text:style-name="T101"> una tabla de contenido </text:span><text:span text:style-name="T103">con</text:span><text:span text:style-name="T101"> los temas tratados y se les ha numerado </text:span><text:span text:style-name="T104">conservando el </text:span><text:span text:style-name="T98">mismo orden</text:span><text:span text:style-name="T101">.</text:span></text:p>
      <text:p text:style-name="P31"><text:span text:style-name="T71">Revisión técnica: </text:span><text:span text:style-name="T265">pendiente</text:span><text:span text:style-name="T71">.</text:span></text:p>
      <text:p text:style-name="P56">___________________________________________________________________________</text:p>
      <text:p text:style-name="P57"><text:span text:style-name="T145">[P</text:span><text:span text:style-name="T152">aquete</text:span><text:span text:style-name="T145"> </text:span><text:span text:style-name="Emphasis"><text:span text:style-name="T175">base</text:span></text:span><text:span text:style-name="Emphasis"><text:span text:style-name="T153"> </text:span></text:span><text:span text:style-name="T145">versión </text:span><text:span text:style-name="T151">4</text:span><text:span text:style-name="T145">.</text:span><text:span text:style-name="T151">0</text:span><text:span text:style-name="T145">.</text:span><text:span text:style-name="T151">0</text:span><text:span text:style-name="T145"> </text:span><text:span text:style-name="T190">Í</text:span><text:span text:style-name="T191">ndice</text:span><text:span text:style-name="T145">]</text:span>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ans-serif" svg:font-family="sans-serif"/>
    <style:font-face style:name="Arial Unicode MS1" svg:font-family="'Arial Unicode MS'" style:font-family-generic="swiss"/>
    <style:font-face style:name="Liberation Mono2" svg:font-family="'Liberation Mono'" style:font-family-generic="modern" style:font-pitch="fixed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Liberation Sans" fo:font-family="'Liberation Sans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color="#808080" loext:opacity="100%" style:font-name="Liberation Sans" fo:font-family="'Liberation Sans'" style:font-style-name="Regular" style:font-family-generic="swiss" style:font-pitch="variable" fo:font-size="13pt" fo:font-weight="normal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family-generic="modern" style:font-pitch="fixed" fo:font-size="10.5pt" style:font-name-asian="Liberation Mono2" style:font-family-asian="'Liberation Mono'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ans1" fo:font-family="'Liberation Sans'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808080" loext:opacity="100%" fo:font-size="13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small_20_text" style:display-name="Preformatted small text" style:family="paragraph" style:parent-style-name="Preformatted_20_Text">
      <style:text-properties fo:color="#808080" loext:opacity="100%" style:font-name="Liberation Mono1" fo:font-family="'Liberation Mono'" style:font-style-name="Regular" style:font-family-generic="modern" style:font-pitch="variable" fo:font-size="9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2" fo:font-family="'Liberation Mono'" style:font-family-generic="modern" style:font-pitch="fixed" style:font-name-asian="Liberation Mono2" style:font-family-asian="'Liberation Mono'" style:font-family-generic-asian="modern" style:font-pitch-asian="fixed" style:font-name-complex="Liberation Mono2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14T20:05:23.871471217</meta:creation-date>
    <dc:date>2021-05-31T20:05:01.609178536</dc:date>
    <meta:editing-duration>PT10H23M2S</meta:editing-duration>
    <meta:editing-cycles>70</meta:editing-cycles>
    <meta:generator>LibreOffice/7.1.3.2$MacOSX_X86_64 LibreOffice_project/47f78053abe362b9384784d31a6e56f8511eb1c1</meta:generator>
    <meta:document-statistic meta:table-count="3" meta:image-count="0" meta:object-count="0" meta:page-count="5" meta:paragraph-count="141" meta:word-count="1752" meta:character-count="11334" meta:non-whitespace-character-count="9634"/>
  </office:meta>
</office:document-meta>
</file>